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Sans Serif" svg:font-family="'MS Sans Serif'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7516in"/>
    </style:style>
    <style:style style:name="co2" style:family="table-column">
      <style:table-column-properties fo:break-before="auto" style:column-width="1.0835in"/>
    </style:style>
    <style:style style:name="co3" style:family="table-column">
      <style:table-column-properties fo:break-before="auto" style:column-width="0.8063in"/>
    </style:style>
    <style:style style:name="co4" style:family="table-column">
      <style:table-column-properties fo:break-before="auto" style:column-width="1.508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0311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3543in" fo:break-before="auto" style:use-optimal-row-height="true"/>
    </style:style>
    <style:style style:name="ro4" style:family="table-row">
      <style:table-row-properties style:row-height="0.3335in" fo:break-before="auto" style:use-optimal-row-height="false"/>
    </style:style>
    <style:style style:name="ro5" style:family="table-row">
      <style:table-row-properties style:row-height="0.1772in" fo:break-before="auto" style:use-optimal-row-height="true"/>
    </style:style>
    <style:style style:name="ro6" style:family="table-row">
      <style:table-row-properties style:row-height="0.2035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PageStyle_5f_NC_5f_0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74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ackground-color="#ccffff" style:diagonal-bl-tr="none" style:diagonal-tl-br="none" fo:border="0.74pt solid #3c3c3c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.139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.139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ackground-color="#ccffff" style:cell-protect="none" style:print-content="true" style:diagonal-bl-tr="none" style:diagonal-tl-br="none" fo:border="0.74pt solid #3c3c3c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3c3c3c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fo:background-color="#ffff99" style:diagonal-bl-tr="none" style:diagonal-tl-br="none" style:text-align-source="value-type" style:repeat-content="false" fo:wrap-option="no-wrap" fo:border-left="0.74pt solid #3c3c3c" style:direction="ltr" fo:padding="0.028in" fo:border-right="0.74pt solid #3c3c3c" style:rotation-angle="0" style:rotation-align="none" style:shrink-to-fit="false" fo:border-top="0.74pt solid #3c3c3c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fo:background-color="#ffff99" style:diagonal-bl-tr="none" style:diagonal-tl-br="none" style:text-align-source="value-type" style:repeat-content="false" fo:wrap-option="wrap" fo:border-left="0.74pt solid #3c3c3c" style:direction="ltr" fo:padding="0.028in" fo:border-right="0.74pt solid #3c3c3c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fo:background-color="#ffff99" style:diagonal-bl-tr="none" style:diagonal-tl-br="none" style:text-align-source="value-type" style:repeat-content="false" fo:wrap-option="no-wrap" fo:border-left="0.74pt solid #3c3c3c" style:direction="ltr" fo:padding="0.028in" fo:border-right="0.74pt solid #3c3c3c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3c3c3c" fo:background-color="#ffff99" style:diagonal-bl-tr="none" style:diagonal-tl-br="none" style:text-align-source="value-type" style:repeat-content="false" fo:wrap-option="no-wrap" fo:border-left="0.74pt solid #3c3c3c" style:direction="ltr" fo:padding="0.028in" fo:border-right="0.74pt solid #3c3c3c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4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132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 style:data-style-name="N3">
      <style:table-cell-properties style:glyph-orientation-vertical="0" fo:background-color="#ccffff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33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3">
      <style:table-cell-properties style:glyph-orientation-vertical="0" fo:background-color="#ccffff" style:cell-protect="none" style:print-content="true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132">
      <style:table-cell-properties style:glyph-orientation-vertical="0" fo:background-color="#ffffff" style:diagonal-bl-tr="none" style:diagonal-tl-br="none" style:text-align-source="fix" style:repeat-content="false" fo:wrap-option="wrap" fo:border="0.74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ff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use-regular-expressions="false"/>
      <table:table table:name="Population from 2001 till  to 2006" table:style-name="ta1">
        <office:forms form:automatic-focus="false" form:apply-design-mode="false"/>
        <table:table-column table:style-name="co1" table:default-cell-style-name="ce14"/>
        <table:table-column table:style-name="co2" table:number-columns-repeated="10" table:default-cell-style-name="ce14"/>
        <table:table-column table:style-name="co3" table:number-columns-repeated="246" table:default-cell-style-name="ce14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table with row headers in column A and column headers in rows 3 through 4. (leading dots indicate sub-parts)</text:p>
          </table:table-cell>
          <table:covered-table-cell table:number-columns-repeated="9" table:style-name="ce15"/>
          <table:table-cell table:number-columns-repeated="1014"/>
        </table:table-row>
        <table:table-header-rows>
          <table:table-row table:style-name="ro2">
            <table:table-cell table:style-name="ce2" office:value-type="string" calcext:value-type="string" table:number-columns-spanned="10" table:number-rows-spanned="1">
              <text:p>Table 1: Annual Estimates of the Population by Five-Year Age Groups and Sex for the United States: April 1, 2000 to July 1, 2006</text:p>
            </table:table-cell>
            <table:covered-table-cell table:number-columns-repeated="9" table:style-name="ce2"/>
            <table:table-cell table:number-columns-repeated="1014"/>
          </table:table-row>
          <table:table-row table:style-name="ro2">
            <table:table-cell table:style-name="ce3" office:value-type="string" calcext:value-type="string" table:number-columns-spanned="1" table:number-rows-spanned="2">
              <text:p>Sex and Age</text:p>
            </table:table-cell>
            <table:table-cell table:style-name="ce16" office:value-type="string" calcext:value-type="string" table:number-columns-spanned="7" table:number-rows-spanned="1">
              <text:p>Population Estimates</text:p>
            </table:table-cell>
            <table:covered-table-cell table:number-columns-repeated="6" table:style-name="ce16"/>
            <table:table-cell table:style-name="ce22" office:value-type="date" office:date-value="2000-04-01" calcext:value-type="date" table:number-columns-spanned="2" table:number-rows-spanned="1">
              <text:p>April 1, 2000</text:p>
            </table:table-cell>
            <table:covered-table-cell table:style-name="ce24"/>
            <table:table-cell table:style-name="ce25" table:number-columns-repeated="1014"/>
          </table:table-row>
          <table:table-row table:style-name="ro3">
            <table:covered-table-cell table:style-name="ce4"/>
            <table:table-cell table:style-name="ce17" office:value-type="date" office:date-value="2006-07-01" calcext:value-type="date">
              <text:p>July 1, 2006</text:p>
            </table:table-cell>
            <table:table-cell table:style-name="ce17" office:value-type="date" office:date-value="2005-07-01" calcext:value-type="date">
              <text:p>July 1, 2005</text:p>
            </table:table-cell>
            <table:table-cell table:style-name="ce17" office:value-type="date" office:date-value="2004-07-01" calcext:value-type="date">
              <text:p>July 1, 2004</text:p>
            </table:table-cell>
            <table:table-cell table:style-name="ce17" office:value-type="date" office:date-value="2003-07-01" calcext:value-type="date">
              <text:p>July 1, 2003</text:p>
            </table:table-cell>
            <table:table-cell table:style-name="ce17" office:value-type="date" office:date-value="2002-07-01" calcext:value-type="date">
              <text:p>July 1, 2002</text:p>
            </table:table-cell>
            <table:table-cell table:style-name="ce17" office:value-type="date" office:date-value="2001-07-01" calcext:value-type="date">
              <text:p>July 1, 2001</text:p>
            </table:table-cell>
            <table:table-cell table:style-name="ce17" office:value-type="date" office:date-value="2000-07-01" calcext:value-type="date">
              <text:p>July 1, 2000</text:p>
            </table:table-cell>
            <table:table-cell table:style-name="ce23" office:value-type="string" calcext:value-type="string">
              <text:p>Estimates Base</text:p>
            </table:table-cell>
            <table:table-cell table:style-name="ce23" office:value-type="string" calcext:value-type="string">
              <text:p>Census</text:p>
            </table:table-cell>
            <table:table-cell table:style-name="ce26" table:number-columns-repeated="1014"/>
          </table:table-row>
        </table:table-header-rows>
        <table:table-row table:style-name="ro4">
          <table:table-cell table:style-name="ce5" office:value-type="string" calcext:value-type="string">
            <text:p>BOTH SEXES</text:p>
          </table:table-cell>
          <table:table-cell table:style-name="ce18" office:value-type="float" office:value="299398484" calcext:value-type="float">
            <text:p>299,398,484</text:p>
          </table:table-cell>
          <table:table-cell table:style-name="ce18" office:value-type="float" office:value="296507061" calcext:value-type="float">
            <text:p>296,507,061</text:p>
          </table:table-cell>
          <table:table-cell table:style-name="ce18" office:value-type="float" office:value="293638158" calcext:value-type="float">
            <text:p>293,638,158</text:p>
          </table:table-cell>
          <table:table-cell table:style-name="ce18" office:value-type="float" office:value="290796023" calcext:value-type="float">
            <text:p>290,796,023</text:p>
          </table:table-cell>
          <table:table-cell table:style-name="ce18" office:value-type="float" office:value="288125973" calcext:value-type="float">
            <text:p>288,125,973</text:p>
          </table:table-cell>
          <table:table-cell table:style-name="ce18" office:value-type="float" office:value="285226284" calcext:value-type="float">
            <text:p>285,226,284</text:p>
          </table:table-cell>
          <table:table-cell table:style-name="ce18" office:value-type="float" office:value="282216952" calcext:value-type="float">
            <text:p>282,216,952</text:p>
          </table:table-cell>
          <table:table-cell table:style-name="ce18" office:value-type="float" office:value="281424602" calcext:value-type="float">
            <text:p>281,424,602</text:p>
          </table:table-cell>
          <table:table-cell table:style-name="ce18" office:value-type="float" office:value="281421906" calcext:value-type="float">
            <text:p>281,421,906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>
            <text:p>.<text:span text:style-name="T1">Under 5 years</text:span></text:p>
          </table:table-cell>
          <table:table-cell table:style-name="ce19" office:value-type="float" office:value="20417636" calcext:value-type="float">
            <text:p>20,417,636</text:p>
          </table:table-cell>
          <table:table-cell table:style-name="ce19" office:value-type="float" office:value="20315137" calcext:value-type="float">
            <text:p>20,315,137</text:p>
          </table:table-cell>
          <table:table-cell table:style-name="ce19" office:value-type="float" office:value="20069872" calcext:value-type="float">
            <text:p>20,069,872</text:p>
          </table:table-cell>
          <table:table-cell table:style-name="ce19" office:value-type="float" office:value="19782609" calcext:value-type="float">
            <text:p>19,782,609</text:p>
          </table:table-cell>
          <table:table-cell table:style-name="ce19" office:value-type="float" office:value="19544315" calcext:value-type="float">
            <text:p>19,544,315</text:p>
          </table:table-cell>
          <table:table-cell table:style-name="ce19" office:value-type="float" office:value="19353992" calcext:value-type="float">
            <text:p>19,353,992</text:p>
          </table:table-cell>
          <table:table-cell table:style-name="ce19" office:value-type="float" office:value="19188417" calcext:value-type="float">
            <text:p>19,188,417</text:p>
          </table:table-cell>
          <table:table-cell table:style-name="ce19" office:value-type="float" office:value="19176154" calcext:value-type="float">
            <text:p>19,176,154</text:p>
          </table:table-cell>
          <table:table-cell table:style-name="ce19" office:value-type="float" office:value="19175798" calcext:value-type="float">
            <text:p>19,175,798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>
            <text:p>.<text:span text:style-name="T1">5 to 9 years</text:span></text:p>
          </table:table-cell>
          <table:table-cell table:style-name="ce19" office:value-type="float" office:value="19709887" calcext:value-type="float">
            <text:p>19,709,887</text:p>
          </table:table-cell>
          <table:table-cell table:style-name="ce19" office:value-type="float" office:value="19557631" calcext:value-type="float">
            <text:p>19,557,631</text:p>
          </table:table-cell>
          <table:table-cell table:style-name="ce19" office:value-type="float" office:value="19623955" calcext:value-type="float">
            <text:p>19,623,955</text:p>
          </table:table-cell>
          <table:table-cell table:style-name="ce19" office:value-type="float" office:value="19774041" calcext:value-type="float">
            <text:p>19,774,041</text:p>
          </table:table-cell>
          <table:table-cell table:style-name="ce19" office:value-type="float" office:value="19990336" calcext:value-type="float">
            <text:p>19,990,336</text:p>
          </table:table-cell>
          <table:table-cell table:style-name="ce19" office:value-type="float" office:value="20241217" calcext:value-type="float">
            <text:p>20,241,217</text:p>
          </table:table-cell>
          <table:table-cell table:style-name="ce19" office:value-type="float" office:value="20477916" calcext:value-type="float">
            <text:p>20,477,916</text:p>
          </table:table-cell>
          <table:table-cell table:style-name="ce19" office:value-type="float" office:value="20549855" calcext:value-type="float">
            <text:p>20,549,855</text:p>
          </table:table-cell>
          <table:table-cell table:style-name="ce19" office:value-type="float" office:value="20549505" calcext:value-type="float">
            <text:p>20,549,505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>
            <text:p>.<text:span text:style-name="T1">10 to 14 years</text:span></text:p>
          </table:table-cell>
          <table:table-cell table:style-name="ce19" office:value-type="float" office:value="20627397" calcext:value-type="float">
            <text:p>20,627,397</text:p>
          </table:table-cell>
          <table:table-cell table:style-name="ce19" office:value-type="float" office:value="20878743" calcext:value-type="float">
            <text:p>20,878,743</text:p>
          </table:table-cell>
          <table:table-cell table:style-name="ce19" office:value-type="float" office:value="21142674" calcext:value-type="float">
            <text:p>21,142,674</text:p>
          </table:table-cell>
          <table:table-cell table:style-name="ce19" office:value-type="float" office:value="21212115" calcext:value-type="float">
            <text:p>21,212,115</text:p>
          </table:table-cell>
          <table:table-cell table:style-name="ce19" office:value-type="float" office:value="21120918" calcext:value-type="float">
            <text:p>21,120,918</text:p>
          </table:table-cell>
          <table:table-cell table:style-name="ce19" office:value-type="float" office:value="20898368" calcext:value-type="float">
            <text:p>20,898,368</text:p>
          </table:table-cell>
          <table:table-cell table:style-name="ce19" office:value-type="float" office:value="20621536" calcext:value-type="float">
            <text:p>20,621,536</text:p>
          </table:table-cell>
          <table:table-cell table:style-name="ce19" office:value-type="float" office:value="20528425" calcext:value-type="float">
            <text:p>20,528,425</text:p>
          </table:table-cell>
          <table:table-cell table:style-name="ce19" office:value-type="float" office:value="20528072" calcext:value-type="float">
            <text:p>20,528,072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>
            <text:p>.<text:span text:style-name="T1">15 to 19 years</text:span></text:p>
          </table:table-cell>
          <table:table-cell table:style-name="ce19" office:value-type="float" office:value="21324186" calcext:value-type="float">
            <text:p>21,324,186</text:p>
          </table:table-cell>
          <table:table-cell table:style-name="ce19" office:value-type="float" office:value="21063122" calcext:value-type="float">
            <text:p>21,063,122</text:p>
          </table:table-cell>
          <table:table-cell table:style-name="ce19" office:value-type="float" office:value="20736755" calcext:value-type="float">
            <text:p>20,736,755</text:p>
          </table:table-cell>
          <table:table-cell table:style-name="ce19" office:value-type="float" office:value="20496681" calcext:value-type="float">
            <text:p>20,496,681</text:p>
          </table:table-cell>
          <table:table-cell table:style-name="ce19" office:value-type="float" office:value="20383763" calcext:value-type="float">
            <text:p>20,383,763</text:p>
          </table:table-cell>
          <table:table-cell table:style-name="ce19" office:value-type="float" office:value="20317327" calcext:value-type="float">
            <text:p>20,317,327</text:p>
          </table:table-cell>
          <table:table-cell table:style-name="ce19" office:value-type="float" office:value="20264295" calcext:value-type="float">
            <text:p>20,264,295</text:p>
          </table:table-cell>
          <table:table-cell table:style-name="ce19" office:value-type="float" office:value="20218782" calcext:value-type="float">
            <text:p>20,218,782</text:p>
          </table:table-cell>
          <table:table-cell table:style-name="ce19" office:value-type="float" office:value="20219890" calcext:value-type="float">
            <text:p>20,219,890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>
            <text:p>.<text:span text:style-name="T1">20 to 24 years</text:span></text:p>
          </table:table-cell>
          <table:table-cell table:style-name="ce19" office:value-type="float" office:value="21111240" calcext:value-type="float">
            <text:p>21,111,240</text:p>
          </table:table-cell>
          <table:table-cell table:style-name="ce19" office:value-type="float" office:value="21052873" calcext:value-type="float">
            <text:p>21,052,873</text:p>
          </table:table-cell>
          <table:table-cell table:style-name="ce19" office:value-type="float" office:value="20957254" calcext:value-type="float">
            <text:p>20,957,254</text:p>
          </table:table-cell>
          <table:table-cell table:style-name="ce19" office:value-type="float" office:value="20708860" calcext:value-type="float">
            <text:p>20,708,860</text:p>
          </table:table-cell>
          <table:table-cell table:style-name="ce19" office:value-type="float" office:value="20350369" calcext:value-type="float">
            <text:p>20,350,369</text:p>
          </table:table-cell>
          <table:table-cell table:style-name="ce19" office:value-type="float" office:value="19823017" calcext:value-type="float">
            <text:p>19,823,017</text:p>
          </table:table-cell>
          <table:table-cell table:style-name="ce19" office:value-type="float" office:value="19132377" calcext:value-type="float">
            <text:p>19,132,377</text:p>
          </table:table-cell>
          <table:table-cell table:style-name="ce19" office:value-type="float" office:value="18962964" calcext:value-type="float">
            <text:p>18,962,964</text:p>
          </table:table-cell>
          <table:table-cell table:style-name="ce19" office:value-type="float" office:value="18964001" calcext:value-type="float">
            <text:p>18,964,001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>
            <text:p>.<text:span text:style-name="T1">25 to 29 years</text:span></text:p>
          </table:table-cell>
          <table:table-cell table:style-name="ce19" office:value-type="float" office:value="20709480" calcext:value-type="float">
            <text:p>20,709,480</text:p>
          </table:table-cell>
          <table:table-cell table:style-name="ce19" office:value-type="float" office:value="20054422" calcext:value-type="float">
            <text:p>20,054,422</text:p>
          </table:table-cell>
          <table:table-cell table:style-name="ce19" office:value-type="float" office:value="19539121" calcext:value-type="float">
            <text:p>19,539,121</text:p>
          </table:table-cell>
          <table:table-cell table:style-name="ce19" office:value-type="float" office:value="19112770" calcext:value-type="float">
            <text:p>19,112,770</text:p>
          </table:table-cell>
          <table:table-cell table:style-name="ce19" office:value-type="float" office:value="18936755" calcext:value-type="float">
            <text:p>18,936,755</text:p>
          </table:table-cell>
          <table:table-cell table:style-name="ce19" office:value-type="float" office:value="18957108" calcext:value-type="float">
            <text:p>18,957,108</text:p>
          </table:table-cell>
          <table:table-cell table:style-name="ce19" office:value-type="float" office:value="19309297" calcext:value-type="float">
            <text:p>19,309,297</text:p>
          </table:table-cell>
          <table:table-cell table:style-name="ce19" office:value-type="float" office:value="19381792" calcext:value-type="float">
            <text:p>19,381,792</text:p>
          </table:table-cell>
          <table:table-cell table:style-name="ce19" office:value-type="float" office:value="19381336" calcext:value-type="float">
            <text:p>19,381,336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>
            <text:p>.<text:span text:style-name="T1">30 to 34 years</text:span></text:p>
          </table:table-cell>
          <table:table-cell table:style-name="ce19" office:value-type="float" office:value="19706499" calcext:value-type="float">
            <text:p>19,706,499</text:p>
          </table:table-cell>
          <table:table-cell table:style-name="ce19" office:value-type="float" office:value="20090234" calcext:value-type="float">
            <text:p>20,090,234</text:p>
          </table:table-cell>
          <table:table-cell table:style-name="ce19" office:value-type="float" office:value="20467227" calcext:value-type="float">
            <text:p>20,467,227</text:p>
          </table:table-cell>
          <table:table-cell table:style-name="ce19" office:value-type="float" office:value="20717049" calcext:value-type="float">
            <text:p>20,717,049</text:p>
          </table:table-cell>
          <table:table-cell table:style-name="ce19" office:value-type="float" office:value="20831011" calcext:value-type="float">
            <text:p>20,831,011</text:p>
          </table:table-cell>
          <table:table-cell table:style-name="ce19" office:value-type="float" office:value="20744775" calcext:value-type="float">
            <text:p>20,744,775</text:p>
          </table:table-cell>
          <table:table-cell table:style-name="ce19" office:value-type="float" office:value="20543128" calcext:value-type="float">
            <text:p>20,543,128</text:p>
          </table:table-cell>
          <table:table-cell table:style-name="ce19" office:value-type="float" office:value="20511067" calcext:value-type="float">
            <text:p>20,511,067</text:p>
          </table:table-cell>
          <table:table-cell table:style-name="ce19" office:value-type="float" office:value="20510388" calcext:value-type="float">
            <text:p>20,510,388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>
            <text:p>.<text:span text:style-name="T1">35 to 39 years</text:span></text:p>
          </table:table-cell>
          <table:table-cell table:style-name="ce19" office:value-type="float" office:value="21185785" calcext:value-type="float">
            <text:p>21,185,785</text:p>
          </table:table-cell>
          <table:table-cell table:style-name="ce19" office:value-type="float" office:value="21005651" calcext:value-type="float">
            <text:p>21,005,651</text:p>
          </table:table-cell>
          <table:table-cell table:style-name="ce19" office:value-type="float" office:value="21046819" calcext:value-type="float">
            <text:p>21,046,819</text:p>
          </table:table-cell>
          <table:table-cell table:style-name="ce19" office:value-type="float" office:value="21402651" calcext:value-type="float">
            <text:p>21,402,651</text:p>
          </table:table-cell>
          <table:table-cell table:style-name="ce19" office:value-type="float" office:value="21849367" calcext:value-type="float">
            <text:p>21,849,367</text:p>
          </table:table-cell>
          <table:table-cell table:style-name="ce19" office:value-type="float" office:value="22289056" calcext:value-type="float">
            <text:p>22,289,056</text:p>
          </table:table-cell>
          <table:table-cell table:style-name="ce19" office:value-type="float" office:value="22661865" calcext:value-type="float">
            <text:p>22,661,865</text:p>
          </table:table-cell>
          <table:table-cell table:style-name="ce19" office:value-type="float" office:value="22707390" calcext:value-type="float">
            <text:p>22,707,390</text:p>
          </table:table-cell>
          <table:table-cell table:style-name="ce19" office:value-type="float" office:value="22706664" calcext:value-type="float">
            <text:p>22,706,664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>
            <text:p>.<text:span text:style-name="T1">40 to 44 years</text:span></text:p>
          </table:table-cell>
          <table:table-cell table:style-name="ce19" office:value-type="float" office:value="22481165" calcext:value-type="float">
            <text:p>22,481,165</text:p>
          </table:table-cell>
          <table:table-cell table:style-name="ce19" office:value-type="float" office:value="22860332" calcext:value-type="float">
            <text:p>22,860,332</text:p>
          </table:table-cell>
          <table:table-cell table:style-name="ce19" office:value-type="float" office:value="23049997" calcext:value-type="float">
            <text:p>23,049,997</text:p>
          </table:table-cell>
          <table:table-cell table:style-name="ce19" office:value-type="float" office:value="22984520" calcext:value-type="float">
            <text:p>22,984,520</text:p>
          </table:table-cell>
          <table:table-cell table:style-name="ce19" office:value-type="float" office:value="22953880" calcext:value-type="float">
            <text:p>22,953,880</text:p>
          </table:table-cell>
          <table:table-cell table:style-name="ce19" office:value-type="float" office:value="22849514" calcext:value-type="float">
            <text:p>22,849,514</text:p>
          </table:table-cell>
          <table:table-cell table:style-name="ce19" office:value-type="float" office:value="22525343" calcext:value-type="float">
            <text:p>22,525,343</text:p>
          </table:table-cell>
          <table:table-cell table:style-name="ce19" office:value-type="float" office:value="22442442" calcext:value-type="float">
            <text:p>22,442,442</text:p>
          </table:table-cell>
          <table:table-cell table:style-name="ce19" office:value-type="float" office:value="22441863" calcext:value-type="float">
            <text:p>22,441,863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>
            <text:p>.<text:span text:style-name="T1">45 to 49 years</text:span></text:p>
          </table:table-cell>
          <table:table-cell table:style-name="ce19" office:value-type="float" office:value="22797569" calcext:value-type="float">
            <text:p>22,797,569</text:p>
          </table:table-cell>
          <table:table-cell table:style-name="ce19" office:value-type="float" office:value="22485966" calcext:value-type="float">
            <text:p>22,485,966</text:p>
          </table:table-cell>
          <table:table-cell table:style-name="ce19" office:value-type="float" office:value="22120774" calcext:value-type="float">
            <text:p>22,120,774</text:p>
          </table:table-cell>
          <table:table-cell table:style-name="ce19" office:value-type="float" office:value="21765582" calcext:value-type="float">
            <text:p>21,765,582</text:p>
          </table:table-cell>
          <table:table-cell table:style-name="ce19" office:value-type="float" office:value="21280687" calcext:value-type="float">
            <text:p>21,280,687</text:p>
          </table:table-cell>
          <table:table-cell table:style-name="ce19" office:value-type="float" office:value="20713076" calcext:value-type="float">
            <text:p>20,713,076</text:p>
          </table:table-cell>
          <table:table-cell table:style-name="ce19" office:value-type="float" office:value="20222751" calcext:value-type="float">
            <text:p>20,222,751</text:p>
          </table:table-cell>
          <table:table-cell table:style-name="ce19" office:value-type="float" office:value="20092711" calcext:value-type="float">
            <text:p>20,092,711</text:p>
          </table:table-cell>
          <table:table-cell table:style-name="ce19" office:value-type="float" office:value="20092404" calcext:value-type="float">
            <text:p>20,092,404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>
            <text:p>.<text:span text:style-name="T1">50 to 54 years</text:span></text:p>
          </table:table-cell>
          <table:table-cell table:style-name="ce19" office:value-type="float" office:value="20480605" calcext:value-type="float">
            <text:p>20,480,605</text:p>
          </table:table-cell>
          <table:table-cell table:style-name="ce19" office:value-type="float" office:value="20001365" calcext:value-type="float">
            <text:p>20,001,365</text:p>
          </table:table-cell>
          <table:table-cell table:style-name="ce19" office:value-type="float" office:value="19497932" calcext:value-type="float">
            <text:p>19,497,932</text:p>
          </table:table-cell>
          <table:table-cell table:style-name="ce19" office:value-type="float" office:value="19043393" calcext:value-type="float">
            <text:p>19,043,393</text:p>
          </table:table-cell>
          <table:table-cell table:style-name="ce19" office:value-type="float" office:value="18700516" calcext:value-type="float">
            <text:p>18,700,516</text:p>
          </table:table-cell>
          <table:table-cell table:style-name="ce19" office:value-type="float" office:value="18664982" calcext:value-type="float">
            <text:p>18,664,982</text:p>
          </table:table-cell>
          <table:table-cell table:style-name="ce19" office:value-type="float" office:value="17775197" calcext:value-type="float">
            <text:p>17,775,197</text:p>
          </table:table-cell>
          <table:table-cell table:style-name="ce19" office:value-type="float" office:value="17585824" calcext:value-type="float">
            <text:p>17,585,824</text:p>
          </table:table-cell>
          <table:table-cell table:style-name="ce19" office:value-type="float" office:value="17585548" calcext:value-type="float">
            <text:p>17,585,548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>
            <text:p>.<text:span text:style-name="T1">55 to 59 years</text:span></text:p>
          </table:table-cell>
          <table:table-cell table:style-name="ce19" office:value-type="float" office:value="18224445" calcext:value-type="float">
            <text:p>18,224,445</text:p>
          </table:table-cell>
          <table:table-cell table:style-name="ce19" office:value-type="float" office:value="17352661" calcext:value-type="float">
            <text:p>17,352,661</text:p>
          </table:table-cell>
          <table:table-cell table:style-name="ce19" office:value-type="float" office:value="16487212" calcext:value-type="float">
            <text:p>16,487,212</text:p>
          </table:table-cell>
          <table:table-cell table:style-name="ce19" office:value-type="float" office:value="15724547" calcext:value-type="float">
            <text:p>15,724,547</text:p>
          </table:table-cell>
          <table:table-cell table:style-name="ce19" office:value-type="float" office:value="15085856" calcext:value-type="float">
            <text:p>15,085,856</text:p>
          </table:table-cell>
          <table:table-cell table:style-name="ce19" office:value-type="float" office:value="13935267" calcext:value-type="float">
            <text:p>13,935,267</text:p>
          </table:table-cell>
          <table:table-cell table:style-name="ce19" office:value-type="float" office:value="13559498" calcext:value-type="float">
            <text:p>13,559,498</text:p>
          </table:table-cell>
          <table:table-cell table:style-name="ce19" office:value-type="float" office:value="13469425" calcext:value-type="float">
            <text:p>13,469,425</text:p>
          </table:table-cell>
          <table:table-cell table:style-name="ce19" office:value-type="float" office:value="13469237" calcext:value-type="float">
            <text:p>13,469,23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>
            <text:p>.<text:span text:style-name="T1">60 to 64 years</text:span></text:p>
          </table:table-cell>
          <table:table-cell table:style-name="ce19" office:value-type="float" office:value="13362238" calcext:value-type="float">
            <text:p>13,362,238</text:p>
          </table:table-cell>
          <table:table-cell table:style-name="ce19" office:value-type="float" office:value="13001917" calcext:value-type="float">
            <text:p>13,001,917</text:p>
          </table:table-cell>
          <table:table-cell table:style-name="ce19" office:value-type="float" office:value="12589166" calcext:value-type="float">
            <text:p>12,589,166</text:p>
          </table:table-cell>
          <table:table-cell table:style-name="ce19" office:value-type="float" office:value="12113413" calcext:value-type="float">
            <text:p>12,113,413</text:p>
          </table:table-cell>
          <table:table-cell table:style-name="ce19" office:value-type="float" office:value="11503953" calcext:value-type="float">
            <text:p>11,503,953</text:p>
          </table:table-cell>
          <table:table-cell table:style-name="ce19" office:value-type="float" office:value="11105924" calcext:value-type="float">
            <text:p>11,105,924</text:p>
          </table:table-cell>
          <table:table-cell table:style-name="ce19" office:value-type="float" office:value="10857108" calcext:value-type="float">
            <text:p>10,857,108</text:p>
          </table:table-cell>
          <table:table-cell table:style-name="ce19" office:value-type="float" office:value="10805577" calcext:value-type="float">
            <text:p>10,805,577</text:p>
          </table:table-cell>
          <table:table-cell table:style-name="ce19" office:value-type="float" office:value="10805447" calcext:value-type="float">
            <text:p>10,805,44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>
            <text:p>.<text:span text:style-name="T1">65 to 69 years</text:span></text:p>
          </table:table-cell>
          <table:table-cell table:style-name="ce19" office:value-type="float" office:value="10375554" calcext:value-type="float">
            <text:p>10,375,554</text:p>
          </table:table-cell>
          <table:table-cell table:style-name="ce19" office:value-type="float" office:value="10133719" calcext:value-type="float">
            <text:p>10,133,719</text:p>
          </table:table-cell>
          <table:table-cell table:style-name="ce19" office:value-type="float" office:value="9960288" calcext:value-type="float">
            <text:p>9,960,288</text:p>
          </table:table-cell>
          <table:table-cell table:style-name="ce19" office:value-type="float" office:value="9747370" calcext:value-type="float">
            <text:p>9,747,370</text:p>
          </table:table-cell>
          <table:table-cell table:style-name="ce19" office:value-type="float" office:value="9583476" calcext:value-type="float">
            <text:p>9,583,476</text:p>
          </table:table-cell>
          <table:table-cell table:style-name="ce19" office:value-type="float" office:value="9532562" calcext:value-type="float">
            <text:p>9,532,562</text:p>
          </table:table-cell>
          <table:table-cell table:style-name="ce19" office:value-type="float" office:value="9517874" calcext:value-type="float">
            <text:p>9,517,874</text:p>
          </table:table-cell>
          <table:table-cell table:style-name="ce19" office:value-type="float" office:value="9533651" calcext:value-type="float">
            <text:p>9,533,651</text:p>
          </table:table-cell>
          <table:table-cell table:style-name="ce19" office:value-type="float" office:value="9533545" calcext:value-type="float">
            <text:p>9,533,545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>
            <text:p>.<text:span text:style-name="T1">70 to 74 years</text:span></text:p>
          </table:table-cell>
          <table:table-cell table:style-name="ce19" office:value-type="float" office:value="8541290" calcext:value-type="float">
            <text:p>8,541,290</text:p>
          </table:table-cell>
          <table:table-cell table:style-name="ce19" office:value-type="float" office:value="8516293" calcext:value-type="float">
            <text:p>8,516,293</text:p>
          </table:table-cell>
          <table:table-cell table:style-name="ce19" office:value-type="float" office:value="8519676" calcext:value-type="float">
            <text:p>8,519,676</text:p>
          </table:table-cell>
          <table:table-cell table:style-name="ce19" office:value-type="float" office:value="8607912" calcext:value-type="float">
            <text:p>8,607,912</text:p>
          </table:table-cell>
          <table:table-cell table:style-name="ce19" office:value-type="float" office:value="8702713" calcext:value-type="float">
            <text:p>8,702,713</text:p>
          </table:table-cell>
          <table:table-cell table:style-name="ce19" office:value-type="float" office:value="8791646" calcext:value-type="float">
            <text:p>8,791,646</text:p>
          </table:table-cell>
          <table:table-cell table:style-name="ce19" office:value-type="float" office:value="8851945" calcext:value-type="float">
            <text:p>8,851,945</text:p>
          </table:table-cell>
          <table:table-cell table:style-name="ce19" office:value-type="float" office:value="8857533" calcext:value-type="float">
            <text:p>8,857,533</text:p>
          </table:table-cell>
          <table:table-cell table:style-name="ce19" office:value-type="float" office:value="8857441" calcext:value-type="float">
            <text:p>8,857,441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>
            <text:p>.<text:span text:style-name="T1">75 to 79 years</text:span></text:p>
          </table:table-cell>
          <table:table-cell table:style-name="ce19" office:value-type="float" office:value="7381027" calcext:value-type="float">
            <text:p>7,381,027</text:p>
          </table:table-cell>
          <table:table-cell table:style-name="ce19" office:value-type="float" office:value="7418928" calcext:value-type="float">
            <text:p>7,418,928</text:p>
          </table:table-cell>
          <table:table-cell table:style-name="ce19" office:value-type="float" office:value="7422011" calcext:value-type="float">
            <text:p>7,422,011</text:p>
          </table:table-cell>
          <table:table-cell table:style-name="ce19" office:value-type="float" office:value="7469059" calcext:value-type="float">
            <text:p>7,469,059</text:p>
          </table:table-cell>
          <table:table-cell table:style-name="ce19" office:value-type="float" office:value="7451124" calcext:value-type="float">
            <text:p>7,451,124</text:p>
          </table:table-cell>
          <table:table-cell table:style-name="ce19" office:value-type="float" office:value="7443259" calcext:value-type="float">
            <text:p>7,443,259</text:p>
          </table:table-cell>
          <table:table-cell table:style-name="ce19" office:value-type="float" office:value="7435713" calcext:value-type="float">
            <text:p>7,435,713</text:p>
          </table:table-cell>
          <table:table-cell table:style-name="ce19" office:value-type="float" office:value="7415910" calcext:value-type="float">
            <text:p>7,415,910</text:p>
          </table:table-cell>
          <table:table-cell table:style-name="ce19" office:value-type="float" office:value="7415813" calcext:value-type="float">
            <text:p>7,415,813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>
            <text:p>.<text:span text:style-name="T1">80 to 84 years</text:span></text:p>
          </table:table-cell>
          <table:table-cell table:style-name="ce19" office:value-type="float" office:value="5665664" calcext:value-type="float">
            <text:p>5,665,664</text:p>
          </table:table-cell>
          <table:table-cell table:style-name="ce19" office:value-type="float" office:value="5640765" calcext:value-type="float">
            <text:p>5,640,765</text:p>
          </table:table-cell>
          <table:table-cell table:style-name="ce19" office:value-type="float" office:value="5558948" calcext:value-type="float">
            <text:p>5,558,948</text:p>
          </table:table-cell>
          <table:table-cell table:style-name="ce19" office:value-type="float" office:value="5417713" calcext:value-type="float">
            <text:p>5,417,713</text:p>
          </table:table-cell>
          <table:table-cell table:style-name="ce19" office:value-type="float" office:value="5309990" calcext:value-type="float">
            <text:p>5,309,990</text:p>
          </table:table-cell>
          <table:table-cell table:style-name="ce19" office:value-type="float" office:value="5147548" calcext:value-type="float">
            <text:p>5,147,548</text:p>
          </table:table-cell>
          <table:table-cell table:style-name="ce19" office:value-type="float" office:value="4986555" calcext:value-type="float">
            <text:p>4,986,555</text:p>
          </table:table-cell>
          <table:table-cell table:style-name="ce19" office:value-type="float" office:value="4945426" calcext:value-type="float">
            <text:p>4,945,426</text:p>
          </table:table-cell>
          <table:table-cell table:style-name="ce19" office:value-type="float" office:value="4945367" calcext:value-type="float">
            <text:p>4,945,36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>
            <text:p>.<text:span text:style-name="T1">85 to 89 years</text:span></text:p>
          </table:table-cell>
          <table:table-cell table:style-name="ce19" office:value-type="float" office:value="3341458" calcext:value-type="float">
            <text:p>3,341,458</text:p>
          </table:table-cell>
          <table:table-cell table:style-name="ce19" office:value-type="float" office:value="3206320" calcext:value-type="float">
            <text:p>3,206,320</text:p>
          </table:table-cell>
          <table:table-cell table:style-name="ce19" office:value-type="float" office:value="3076834" calcext:value-type="float">
            <text:p>3,076,834</text:p>
          </table:table-cell>
          <table:table-cell table:style-name="ce19" office:value-type="float" office:value="3025225" calcext:value-type="float">
            <text:p>3,025,225</text:p>
          </table:table-cell>
          <table:table-cell table:style-name="ce19" office:value-type="float" office:value="2938624" calcext:value-type="float">
            <text:p>2,938,624</text:p>
          </table:table-cell>
          <table:table-cell table:style-name="ce19" office:value-type="float" office:value="2878129" calcext:value-type="float">
            <text:p>2,878,129</text:p>
          </table:table-cell>
          <table:table-cell table:style-name="ce19" office:value-type="float" office:value="2813757" calcext:value-type="float">
            <text:p>2,813,757</text:p>
          </table:table-cell>
          <table:table-cell table:style-name="ce19" office:value-type="float" office:value="2789863" calcext:value-type="float">
            <text:p>2,789,863</text:p>
          </table:table-cell>
          <table:table-cell table:style-name="ce19" office:value-type="float" office:value="2789818" calcext:value-type="float">
            <text:p>2,789,818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>
            <text:p>.<text:span text:style-name="T1">90 to 94 years</text:span></text:p>
          </table:table-cell>
          <table:table-cell table:style-name="ce19" office:value-type="float" office:value="1456846" calcext:value-type="float">
            <text:p>1,456,846</text:p>
          </table:table-cell>
          <table:table-cell table:style-name="ce19" office:value-type="float" office:value="1408214" calcext:value-type="float">
            <text:p>1,408,214</text:p>
          </table:table-cell>
          <table:table-cell table:style-name="ce19" office:value-type="float" office:value="1344287" calcext:value-type="float">
            <text:p>1,344,287</text:p>
          </table:table-cell>
          <table:table-cell table:style-name="ce19" office:value-type="float" office:value="1285325" calcext:value-type="float">
            <text:p>1,285,325</text:p>
          </table:table-cell>
          <table:table-cell table:style-name="ce19" office:value-type="float" office:value="1230677" calcext:value-type="float">
            <text:p>1,230,677</text:p>
          </table:table-cell>
          <table:table-cell table:style-name="ce19" office:value-type="float" office:value="1180310" calcext:value-type="float">
            <text:p>1,180,310</text:p>
          </table:table-cell>
          <table:table-cell table:style-name="ce19" office:value-type="float" office:value="1128719" calcext:value-type="float">
            <text:p>1,128,719</text:p>
          </table:table-cell>
          <table:table-cell table:style-name="ce19" office:value-type="float" office:value="1112563" calcext:value-type="float">
            <text:p>1,112,563</text:p>
          </table:table-cell>
          <table:table-cell table:style-name="ce19" office:value-type="float" office:value="1112531" calcext:value-type="float">
            <text:p>1,112,531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>
            <text:p>.<text:span text:style-name="T1">95 to 99 years</text:span></text:p>
          </table:table-cell>
          <table:table-cell table:style-name="ce19" office:value-type="float" office:value="424839" calcext:value-type="float">
            <text:p>424,839</text:p>
          </table:table-cell>
          <table:table-cell table:style-name="ce19" office:value-type="float" office:value="395653" calcext:value-type="float">
            <text:p>395,653</text:p>
          </table:table-cell>
          <table:table-cell table:style-name="ce19" office:value-type="float" office:value="366876" calcext:value-type="float">
            <text:p>366,876</text:p>
          </table:table-cell>
          <table:table-cell table:style-name="ce19" office:value-type="float" office:value="348782" calcext:value-type="float">
            <text:p>348,782</text:p>
          </table:table-cell>
          <table:table-cell table:style-name="ce19" office:value-type="float" office:value="324623" calcext:value-type="float">
            <text:p>324,623</text:p>
          </table:table-cell>
          <table:table-cell table:style-name="ce19" office:value-type="float" office:value="307174" calcext:value-type="float">
            <text:p>307,174</text:p>
          </table:table-cell>
          <table:table-cell table:style-name="ce19" office:value-type="float" office:value="292206" calcext:value-type="float">
            <text:p>292,206</text:p>
          </table:table-cell>
          <table:table-cell table:style-name="ce19" office:value-type="float" office:value="286794" calcext:value-type="float">
            <text:p>286,794</text:p>
          </table:table-cell>
          <table:table-cell table:style-name="ce19" office:value-type="float" office:value="286784" calcext:value-type="float">
            <text:p>286,784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>
            <text:p>.<text:span text:style-name="T1">100 years and over</text:span></text:p>
          </table:table-cell>
          <table:table-cell table:style-name="ce19" office:value-type="float" office:value="73674" calcext:value-type="float">
            <text:p>73,674</text:p>
          </table:table-cell>
          <table:table-cell table:style-name="ce19" office:value-type="float" office:value="67115" calcext:value-type="float">
            <text:p>67,115</text:p>
          </table:table-cell>
          <table:table-cell table:style-name="ce19" office:value-type="float" office:value="60480" calcext:value-type="float">
            <text:p>60,480</text:p>
          </table:table-cell>
          <table:table-cell table:style-name="ce19" office:value-type="float" office:value="56406" calcext:value-type="float">
            <text:p>56,406</text:p>
          </table:table-cell>
          <table:table-cell table:style-name="ce19" office:value-type="float" office:value="53020" calcext:value-type="float">
            <text:p>53,020</text:p>
          </table:table-cell>
          <table:table-cell table:style-name="ce19" office:value-type="float" office:value="52033" calcext:value-type="float">
            <text:p>52,033</text:p>
          </table:table-cell>
          <table:table-cell table:style-name="ce19" office:value-type="float" office:value="51455" calcext:value-type="float">
            <text:p>51,455</text:p>
          </table:table-cell>
          <table:table-cell table:number-columns-repeated="2" table:style-name="ce19" office:value-type="float" office:value="50454" calcext:value-type="float">
            <text:p>50,454</text:p>
          </table:table-cell>
          <table:table-cell table:number-columns-repeated="1014"/>
        </table:table-row>
        <table:table-row table:style-name="ro5">
          <table:table-cell table:style-name="ce6"/>
          <table:table-cell table:style-name="ce19" table:number-columns-repeated="9"/>
          <table:table-cell table:number-columns-repeated="1014"/>
        </table:table-row>
        <table:table-row table:style-name="ro6">
          <table:table-cell table:style-name="ce7" office:value-type="string" calcext:value-type="string">
            <text:p>.<text:span text:style-name="T1">Median age (years)</text:span></text:p>
          </table:table-cell>
          <table:table-cell table:style-name="ce20" office:value-type="float" office:value="36.3940843182305" calcext:value-type="float">
            <text:p>36.4</text:p>
          </table:table-cell>
          <table:table-cell table:style-name="ce20" office:value-type="float" office:value="36.1987147623093" calcext:value-type="float">
            <text:p>36.2</text:p>
          </table:table-cell>
          <table:table-cell table:style-name="ce20" office:value-type="float" office:value="36.0313114921595" calcext:value-type="float">
            <text:p>36.0</text:p>
          </table:table-cell>
          <table:table-cell table:style-name="ce20" office:value-type="float" office:value="35.8843520600099" calcext:value-type="float">
            <text:p>35.9</text:p>
          </table:table-cell>
          <table:table-cell table:style-name="ce20" office:value-type="float" office:value="35.7147120225538" calcext:value-type="float">
            <text:p>35.7</text:p>
          </table:table-cell>
          <table:table-cell table:style-name="ce20" office:value-type="float" office:value="35.5461333883303" calcext:value-type="float">
            <text:p>35.5</text:p>
          </table:table-cell>
          <table:table-cell table:style-name="ce20" office:value-type="float" office:value="35.3532618347019" calcext:value-type="float">
            <text:p>35.4</text:p>
          </table:table-cell>
          <table:table-cell table:style-name="ce20" office:value-type="float" office:value="35.3062857957693" calcext:value-type="float">
            <text:p>35.3</text:p>
          </table:table-cell>
          <table:table-cell table:style-name="ce20" office:value-type="float" office:value="35.3060068403881" calcext:value-type="float">
            <text:p>35.3</text:p>
          </table:table-cell>
          <table:table-cell table:number-columns-repeated="1014"/>
        </table:table-row>
        <table:table-row table:style-name="ro4">
          <table:table-cell table:style-name="ce5" office:value-type="string" calcext:value-type="string">
            <text:p>MALE</text:p>
          </table:table-cell>
          <table:table-cell table:style-name="ce18" office:value-type="float" office:value="147512152" calcext:value-type="float">
            <text:p>147,512,152</text:p>
          </table:table-cell>
          <table:table-cell table:style-name="ce18" office:value-type="float" office:value="145973538" calcext:value-type="float">
            <text:p>145,973,538</text:p>
          </table:table-cell>
          <table:table-cell table:style-name="ce18" office:value-type="float" office:value="144467272" calcext:value-type="float">
            <text:p>144,467,272</text:p>
          </table:table-cell>
          <table:table-cell table:style-name="ce18" office:value-type="float" office:value="142937648" calcext:value-type="float">
            <text:p>142,937,648</text:p>
          </table:table-cell>
          <table:table-cell table:style-name="ce18" office:value-type="float" office:value="141592348" calcext:value-type="float">
            <text:p>141,592,348</text:p>
          </table:table-cell>
          <table:table-cell table:style-name="ce18" office:value-type="float" office:value="140079250" calcext:value-type="float">
            <text:p>140,079,250</text:p>
          </table:table-cell>
          <table:table-cell table:style-name="ce18" office:value-type="float" office:value="138482231" calcext:value-type="float">
            <text:p>138,482,231</text:p>
          </table:table-cell>
          <table:table-cell table:style-name="ce18" office:value-type="float" office:value="138056129" calcext:value-type="float">
            <text:p>138,056,129</text:p>
          </table:table-cell>
          <table:table-cell table:style-name="ce18" office:value-type="float" office:value="138053563" calcext:value-type="float">
            <text:p>138,053,563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>
            <text:p>.<text:span text:style-name="T1">Under 5 years</text:span></text:p>
          </table:table-cell>
          <table:table-cell table:style-name="ce19" office:value-type="float" office:value="10441759" calcext:value-type="float">
            <text:p>10,441,759</text:p>
          </table:table-cell>
          <table:table-cell table:style-name="ce19" office:value-type="float" office:value="10386943" calcext:value-type="float">
            <text:p>10,386,943</text:p>
          </table:table-cell>
          <table:table-cell table:style-name="ce19" office:value-type="float" office:value="10263864" calcext:value-type="float">
            <text:p>10,263,864</text:p>
          </table:table-cell>
          <table:table-cell table:style-name="ce19" office:value-type="float" office:value="10116289" calcext:value-type="float">
            <text:p>10,116,289</text:p>
          </table:table-cell>
          <table:table-cell table:style-name="ce19" office:value-type="float" office:value="9994122" calcext:value-type="float">
            <text:p>9,994,122</text:p>
          </table:table-cell>
          <table:table-cell table:style-name="ce19" office:value-type="float" office:value="9897189" calcext:value-type="float">
            <text:p>9,897,189</text:p>
          </table:table-cell>
          <table:table-cell table:style-name="ce19" office:value-type="float" office:value="9816144" calcext:value-type="float">
            <text:p>9,816,144</text:p>
          </table:table-cell>
          <table:table-cell table:style-name="ce19" office:value-type="float" office:value="9810907" calcext:value-type="float">
            <text:p>9,810,907</text:p>
          </table:table-cell>
          <table:table-cell table:style-name="ce19" office:value-type="float" office:value="9810733" calcext:value-type="float">
            <text:p>9,810,733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>
            <text:p>.<text:span text:style-name="T1">5 to 9 years</text:span></text:p>
          </table:table-cell>
          <table:table-cell table:style-name="ce19" office:value-type="float" office:value="10077345" calcext:value-type="float">
            <text:p>10,077,345</text:p>
          </table:table-cell>
          <table:table-cell table:style-name="ce19" office:value-type="float" office:value="10003078" calcext:value-type="float">
            <text:p>10,003,078</text:p>
          </table:table-cell>
          <table:table-cell table:style-name="ce19" office:value-type="float" office:value="10038541" calcext:value-type="float">
            <text:p>10,038,541</text:p>
          </table:table-cell>
          <table:table-cell table:style-name="ce19" office:value-type="float" office:value="10118439" calcext:value-type="float">
            <text:p>10,118,439</text:p>
          </table:table-cell>
          <table:table-cell table:style-name="ce19" office:value-type="float" office:value="10233550" calcext:value-type="float">
            <text:p>10,233,550</text:p>
          </table:table-cell>
          <table:table-cell table:style-name="ce19" office:value-type="float" office:value="10364247" calcext:value-type="float">
            <text:p>10,364,247</text:p>
          </table:table-cell>
          <table:table-cell table:style-name="ce19" office:value-type="float" office:value="10486669" calcext:value-type="float">
            <text:p>10,486,669</text:p>
          </table:table-cell>
          <table:table-cell table:style-name="ce19" office:value-type="float" office:value="10523479" calcext:value-type="float">
            <text:p>10,523,479</text:p>
          </table:table-cell>
          <table:table-cell table:style-name="ce19" office:value-type="float" office:value="10523277" calcext:value-type="float">
            <text:p>10,523,27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>
            <text:p>.<text:span text:style-name="T1">10 to 14 years</text:span></text:p>
          </table:table-cell>
          <table:table-cell table:style-name="ce19" office:value-type="float" office:value="10562775" calcext:value-type="float">
            <text:p>10,562,775</text:p>
          </table:table-cell>
          <table:table-cell table:style-name="ce19" office:value-type="float" office:value="10692773" calcext:value-type="float">
            <text:p>10,692,773</text:p>
          </table:table-cell>
          <table:table-cell table:style-name="ce19" office:value-type="float" office:value="10829786" calcext:value-type="float">
            <text:p>10,829,786</text:p>
          </table:table-cell>
          <table:table-cell table:style-name="ce19" office:value-type="float" office:value="10866423" calcext:value-type="float">
            <text:p>10,866,423</text:p>
          </table:table-cell>
          <table:table-cell table:style-name="ce19" office:value-type="float" office:value="10818003" calcext:value-type="float">
            <text:p>10,818,003</text:p>
          </table:table-cell>
          <table:table-cell table:style-name="ce19" office:value-type="float" office:value="10705669" calcext:value-type="float">
            <text:p>10,705,669</text:p>
          </table:table-cell>
          <table:table-cell table:style-name="ce19" office:value-type="float" office:value="10566199" calcext:value-type="float">
            <text:p>10,566,199</text:p>
          </table:table-cell>
          <table:table-cell table:style-name="ce19" office:value-type="float" office:value="10520392" calcext:value-type="float">
            <text:p>10,520,392</text:p>
          </table:table-cell>
          <table:table-cell table:style-name="ce19" office:value-type="float" office:value="10520197" calcext:value-type="float">
            <text:p>10,520,197</text:p>
          </table:table-cell>
          <table:table-cell office:value-type="string" calcext:value-type="string">
            <text:p>bracket number 2000</text:p>
          </table:table-cell>
          <table:table-cell table:number-columns-repeated="1013"/>
        </table:table-row>
        <table:table-row table:style-name="ro5">
          <table:table-cell table:style-name="ce6" office:value-type="string" calcext:value-type="string">
            <text:p>.<text:span text:style-name="T1">15 to 19 years</text:span></text:p>
          </table:table-cell>
          <table:table-cell table:style-name="ce19" office:value-type="float" office:value="10934864" calcext:value-type="float">
            <text:p>10,934,864</text:p>
          </table:table-cell>
          <table:table-cell table:style-name="ce19" office:value-type="float" office:value="10803526" calcext:value-type="float">
            <text:p>10,803,526</text:p>
          </table:table-cell>
          <table:table-cell table:style-name="ce19" office:value-type="float" office:value="10639641" calcext:value-type="float">
            <text:p>10,639,641</text:p>
          </table:table-cell>
          <table:table-cell table:style-name="ce19" office:value-type="float" office:value="10526491" calcext:value-type="float">
            <text:p>10,526,491</text:p>
          </table:table-cell>
          <table:table-cell table:style-name="ce19" office:value-type="float" office:value="10487870" calcext:value-type="float">
            <text:p>10,487,870</text:p>
          </table:table-cell>
          <table:table-cell table:style-name="ce19" office:value-type="float" office:value="10461038" calcext:value-type="float">
            <text:p>10,461,038</text:p>
          </table:table-cell>
          <table:table-cell table:style-name="ce19" office:value-type="float" office:value="10420513" calcext:value-type="float">
            <text:p>10,420,513</text:p>
          </table:table-cell>
          <table:table-cell table:style-name="ce19" office:value-type="float" office:value="10390766" calcext:value-type="float">
            <text:p>10,390,766</text:p>
          </table:table-cell>
          <table:table-cell table:style-name="ce19" office:value-type="float" office:value="10391004" calcext:value-type="float">
            <text:p>10,391,004</text:p>
          </table:table-cell>
          <table:table-cell table:formula="of:=[.J33]+[.J32]+[.J31]+[.J30]" office:value-type="float" office:value="41245211" calcext:value-type="float">
            <text:p>41245211</text:p>
          </table:table-cell>
          <table:table-cell table:formula="of:=[.K33]/[.$J$5]" office:value-type="float" office:value="0.146560058476756" calcext:value-type="float">
            <text:p>0.1465600585</text:p>
          </table:table-cell>
          <table:table-cell table:number-columns-repeated="1012"/>
        </table:table-row>
        <table:table-row table:style-name="ro5">
          <table:table-cell table:style-name="ce6" office:value-type="string" calcext:value-type="string">
            <text:p>.<text:span text:style-name="T1">20 to 24 years</text:span></text:p>
          </table:table-cell>
          <table:table-cell table:style-name="ce19" office:value-type="float" office:value="10910090" calcext:value-type="float">
            <text:p>10,910,090</text:p>
          </table:table-cell>
          <table:table-cell table:style-name="ce19" office:value-type="float" office:value="10858108" calcext:value-type="float">
            <text:p>10,858,108</text:p>
          </table:table-cell>
          <table:table-cell table:style-name="ce19" office:value-type="float" office:value="10783847" calcext:value-type="float">
            <text:p>10,783,847</text:p>
          </table:table-cell>
          <table:table-cell table:style-name="ce19" office:value-type="float" office:value="10622308" calcext:value-type="float">
            <text:p>10,622,308</text:p>
          </table:table-cell>
          <table:table-cell table:style-name="ce19" office:value-type="float" office:value="10434842" calcext:value-type="float">
            <text:p>10,434,842</text:p>
          </table:table-cell>
          <table:table-cell table:style-name="ce19" office:value-type="float" office:value="10145834" calcext:value-type="float">
            <text:p>10,145,834</text:p>
          </table:table-cell>
          <table:table-cell table:style-name="ce19" office:value-type="float" office:value="9781930" calcext:value-type="float">
            <text:p>9,781,930</text:p>
          </table:table-cell>
          <table:table-cell table:style-name="ce19" office:value-type="float" office:value="9687506" calcext:value-type="float">
            <text:p>9,687,506</text:p>
          </table:table-cell>
          <table:table-cell table:style-name="ce19" office:value-type="float" office:value="9687814" calcext:value-type="float">
            <text:p>9,687,814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>
            <text:p>.<text:span text:style-name="T1">25 to 29 years</text:span></text:p>
          </table:table-cell>
          <table:table-cell table:style-name="ce19" office:value-type="float" office:value="10584270" calcext:value-type="float">
            <text:p>10,584,270</text:p>
          </table:table-cell>
          <table:table-cell table:style-name="ce19" office:value-type="float" office:value="10239042" calcext:value-type="float">
            <text:p>10,239,042</text:p>
          </table:table-cell>
          <table:table-cell table:style-name="ce19" office:value-type="float" office:value="9967363" calcext:value-type="float">
            <text:p>9,967,363</text:p>
          </table:table-cell>
          <table:table-cell table:style-name="ce19" office:value-type="float" office:value="9725816" calcext:value-type="float">
            <text:p>9,725,816</text:p>
          </table:table-cell>
          <table:table-cell table:style-name="ce19" office:value-type="float" office:value="9625645" calcext:value-type="float">
            <text:p>9,625,645</text:p>
          </table:table-cell>
          <table:table-cell table:style-name="ce19" office:value-type="float" office:value="9616720" calcext:value-type="float">
            <text:p>9,616,720</text:p>
          </table:table-cell>
          <table:table-cell table:style-name="ce19" office:value-type="float" office:value="9768277" calcext:value-type="float">
            <text:p>9,768,277</text:p>
          </table:table-cell>
          <table:table-cell table:style-name="ce19" office:value-type="float" office:value="9799097" calcext:value-type="float">
            <text:p>9,799,097</text:p>
          </table:table-cell>
          <table:table-cell table:style-name="ce19" office:value-type="float" office:value="9798760" calcext:value-type="float">
            <text:p>9,798,760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>
            <text:p>.<text:span text:style-name="T1">30 to 34 years</text:span></text:p>
          </table:table-cell>
          <table:table-cell table:style-name="ce19" office:value-type="float" office:value="9980383" calcext:value-type="float">
            <text:p>9,980,383</text:p>
          </table:table-cell>
          <table:table-cell table:style-name="ce19" office:value-type="float" office:value="10147355" calcext:value-type="float">
            <text:p>10,147,355</text:p>
          </table:table-cell>
          <table:table-cell table:style-name="ce19" office:value-type="float" office:value="10329400" calcext:value-type="float">
            <text:p>10,329,400</text:p>
          </table:table-cell>
          <table:table-cell table:style-name="ce19" office:value-type="float" office:value="10441305" calcext:value-type="float">
            <text:p>10,441,305</text:p>
          </table:table-cell>
          <table:table-cell table:style-name="ce19" office:value-type="float" office:value="10500642" calcext:value-type="float">
            <text:p>10,500,642</text:p>
          </table:table-cell>
          <table:table-cell table:style-name="ce19" office:value-type="float" office:value="10448199" calcext:value-type="float">
            <text:p>10,448,199</text:p>
          </table:table-cell>
          <table:table-cell table:style-name="ce19" office:value-type="float" office:value="10341337" calcext:value-type="float">
            <text:p>10,341,337</text:p>
          </table:table-cell>
          <table:table-cell table:style-name="ce19" office:value-type="float" office:value="10322266" calcext:value-type="float">
            <text:p>10,322,266</text:p>
          </table:table-cell>
          <table:table-cell table:style-name="ce19" office:value-type="float" office:value="10321769" calcext:value-type="float">
            <text:p>10,321,769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>
            <text:p>.<text:span text:style-name="T1">35 to 39 years</text:span></text:p>
          </table:table-cell>
          <table:table-cell table:style-name="ce19" office:value-type="float" office:value="10649913" calcext:value-type="float">
            <text:p>10,649,913</text:p>
          </table:table-cell>
          <table:table-cell table:style-name="ce19" office:value-type="float" office:value="10553764" calcext:value-type="float">
            <text:p>10,553,764</text:p>
          </table:table-cell>
          <table:table-cell table:style-name="ce19" office:value-type="float" office:value="10559301" calcext:value-type="float">
            <text:p>10,559,301</text:p>
          </table:table-cell>
          <table:table-cell table:style-name="ce19" office:value-type="float" office:value="10713554" calcext:value-type="float">
            <text:p>10,713,554</text:p>
          </table:table-cell>
          <table:table-cell table:style-name="ce19" office:value-type="float" office:value="10924013" calcext:value-type="float">
            <text:p>10,924,013</text:p>
          </table:table-cell>
          <table:table-cell table:style-name="ce19" office:value-type="float" office:value="11135712" calcext:value-type="float">
            <text:p>11,135,712</text:p>
          </table:table-cell>
          <table:table-cell table:style-name="ce19" office:value-type="float" office:value="11301451" calcext:value-type="float">
            <text:p>11,301,451</text:p>
          </table:table-cell>
          <table:table-cell table:style-name="ce19" office:value-type="float" office:value="11319210" calcext:value-type="float">
            <text:p>11,319,210</text:p>
          </table:table-cell>
          <table:table-cell table:style-name="ce19" office:value-type="float" office:value="11318696" calcext:value-type="float">
            <text:p>11,318,696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>
            <text:p>.<text:span text:style-name="T1">40 to 44 years</text:span></text:p>
          </table:table-cell>
          <table:table-cell table:style-name="ce19" office:value-type="float" office:value="11200369" calcext:value-type="float">
            <text:p>11,200,369</text:p>
          </table:table-cell>
          <table:table-cell table:style-name="ce19" office:value-type="float" office:value="11367101" calcext:value-type="float">
            <text:p>11,367,101</text:p>
          </table:table-cell>
          <table:table-cell table:style-name="ce19" office:value-type="float" office:value="11453369" calcext:value-type="float">
            <text:p>11,453,369</text:p>
          </table:table-cell>
          <table:table-cell table:style-name="ce19" office:value-type="float" office:value="11409706" calcext:value-type="float">
            <text:p>11,409,706</text:p>
          </table:table-cell>
          <table:table-cell table:style-name="ce19" office:value-type="float" office:value="11397053" calcext:value-type="float">
            <text:p>11,397,053</text:p>
          </table:table-cell>
          <table:table-cell table:style-name="ce19" office:value-type="float" office:value="11337484" calcext:value-type="float">
            <text:p>11,337,484</text:p>
          </table:table-cell>
          <table:table-cell table:style-name="ce19" office:value-type="float" office:value="11171172" calcext:value-type="float">
            <text:p>11,171,172</text:p>
          </table:table-cell>
          <table:table-cell table:style-name="ce19" office:value-type="float" office:value="11129514" calcext:value-type="float">
            <text:p>11,129,514</text:p>
          </table:table-cell>
          <table:table-cell table:style-name="ce19" office:value-type="float" office:value="11129102" calcext:value-type="float">
            <text:p>11,129,102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>
            <text:p>.<text:span text:style-name="T1">45 to 49 years</text:span></text:p>
          </table:table-cell>
          <table:table-cell table:style-name="ce19" office:value-type="float" office:value="11261856" calcext:value-type="float">
            <text:p>11,261,856</text:p>
          </table:table-cell>
          <table:table-cell table:style-name="ce19" office:value-type="float" office:value="11102043" calcext:value-type="float">
            <text:p>11,102,043</text:p>
          </table:table-cell>
          <table:table-cell table:style-name="ce19" office:value-type="float" office:value="10913334" calcext:value-type="float">
            <text:p>10,913,334</text:p>
          </table:table-cell>
          <table:table-cell table:style-name="ce19" office:value-type="float" office:value="10729875" calcext:value-type="float">
            <text:p>10,729,875</text:p>
          </table:table-cell>
          <table:table-cell table:style-name="ce19" office:value-type="float" office:value="10482259" calcext:value-type="float">
            <text:p>10,482,259</text:p>
          </table:table-cell>
          <table:table-cell table:style-name="ce19" office:value-type="float" office:value="10200785" calcext:value-type="float">
            <text:p>10,200,785</text:p>
          </table:table-cell>
          <table:table-cell table:style-name="ce19" office:value-type="float" office:value="9955175" calcext:value-type="float">
            <text:p>9,955,175</text:p>
          </table:table-cell>
          <table:table-cell table:style-name="ce19" office:value-type="float" office:value="9889711" calcext:value-type="float">
            <text:p>9,889,711</text:p>
          </table:table-cell>
          <table:table-cell table:style-name="ce19" office:value-type="float" office:value="9889506" calcext:value-type="float">
            <text:p>9,889,506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>
            <text:p>.<text:span text:style-name="T1">50 to 54 years</text:span></text:p>
          </table:table-cell>
          <table:table-cell table:style-name="ce19" office:value-type="float" office:value="10027772" calcext:value-type="float">
            <text:p>10,027,772</text:p>
          </table:table-cell>
          <table:table-cell table:style-name="ce19" office:value-type="float" office:value="9788208" calcext:value-type="float">
            <text:p>9,788,208</text:p>
          </table:table-cell>
          <table:table-cell table:style-name="ce19" office:value-type="float" office:value="9534546" calcext:value-type="float">
            <text:p>9,534,546</text:p>
          </table:table-cell>
          <table:table-cell table:style-name="ce19" office:value-type="float" office:value="9311264" calcext:value-type="float">
            <text:p>9,311,264</text:p>
          </table:table-cell>
          <table:table-cell table:style-name="ce19" office:value-type="float" office:value="9147390" calcext:value-type="float">
            <text:p>9,147,390</text:p>
          </table:table-cell>
          <table:table-cell table:style-name="ce19" office:value-type="float" office:value="9134024" calcext:value-type="float">
            <text:p>9,134,024</text:p>
          </table:table-cell>
          <table:table-cell table:style-name="ce19" office:value-type="float" office:value="8700874" calcext:value-type="float">
            <text:p>8,700,874</text:p>
          </table:table-cell>
          <table:table-cell table:style-name="ce19" office:value-type="float" office:value="8607914" calcext:value-type="float">
            <text:p>8,607,914</text:p>
          </table:table-cell>
          <table:table-cell table:style-name="ce19" office:value-type="float" office:value="8607724" calcext:value-type="float">
            <text:p>8,607,724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>
            <text:p>.<text:span text:style-name="T1">55 to 59 years</text:span></text:p>
          </table:table-cell>
          <table:table-cell table:style-name="ce19" office:value-type="float" office:value="8845291" calcext:value-type="float">
            <text:p>8,845,291</text:p>
          </table:table-cell>
          <table:table-cell table:style-name="ce19" office:value-type="float" office:value="8422608" calcext:value-type="float">
            <text:p>8,422,608</text:p>
          </table:table-cell>
          <table:table-cell table:style-name="ce19" office:value-type="float" office:value="7999003" calcext:value-type="float">
            <text:p>7,999,003</text:p>
          </table:table-cell>
          <table:table-cell table:style-name="ce19" office:value-type="float" office:value="7625976" calcext:value-type="float">
            <text:p>7,625,976</text:p>
          </table:table-cell>
          <table:table-cell table:style-name="ce19" office:value-type="float" office:value="7311047" calcext:value-type="float">
            <text:p>7,311,047</text:p>
          </table:table-cell>
          <table:table-cell table:style-name="ce19" office:value-type="float" office:value="6741168" calcext:value-type="float">
            <text:p>6,741,168</text:p>
          </table:table-cell>
          <table:table-cell table:style-name="ce19" office:value-type="float" office:value="6553822" calcext:value-type="float">
            <text:p>6,553,822</text:p>
          </table:table-cell>
          <table:table-cell table:style-name="ce19" office:value-type="float" office:value="6508835" calcext:value-type="float">
            <text:p>6,508,835</text:p>
          </table:table-cell>
          <table:table-cell table:style-name="ce19" office:value-type="float" office:value="6508729" calcext:value-type="float">
            <text:p>6,508,729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>
            <text:p>.<text:span text:style-name="T1">60 to 64 years</text:span></text:p>
          </table:table-cell>
          <table:table-cell table:style-name="ce19" office:value-type="float" office:value="6378589" calcext:value-type="float">
            <text:p>6,378,589</text:p>
          </table:table-cell>
          <table:table-cell table:style-name="ce19" office:value-type="float" office:value="6200604" calcext:value-type="float">
            <text:p>6,200,604</text:p>
          </table:table-cell>
          <table:table-cell table:style-name="ce19" office:value-type="float" office:value="5997495" calcext:value-type="float">
            <text:p>5,997,495</text:p>
          </table:table-cell>
          <table:table-cell table:style-name="ce19" office:value-type="float" office:value="5769221" calcext:value-type="float">
            <text:p>5,769,221</text:p>
          </table:table-cell>
          <table:table-cell table:style-name="ce19" office:value-type="float" office:value="5474602" calcext:value-type="float">
            <text:p>5,474,602</text:p>
          </table:table-cell>
          <table:table-cell table:style-name="ce19" office:value-type="float" office:value="5283579" calcext:value-type="float">
            <text:p>5,283,579</text:p>
          </table:table-cell>
          <table:table-cell table:style-name="ce19" office:value-type="float" office:value="5163229" calcext:value-type="float">
            <text:p>5,163,229</text:p>
          </table:table-cell>
          <table:table-cell table:style-name="ce19" office:value-type="float" office:value="5136709" calcext:value-type="float">
            <text:p>5,136,709</text:p>
          </table:table-cell>
          <table:table-cell table:style-name="ce19" office:value-type="float" office:value="5136627" calcext:value-type="float">
            <text:p>5,136,62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>
            <text:p>.<text:span text:style-name="T1">65 to 69 years</text:span></text:p>
          </table:table-cell>
          <table:table-cell table:style-name="ce19" office:value-type="float" office:value="4838842" calcext:value-type="float">
            <text:p>4,838,842</text:p>
          </table:table-cell>
          <table:table-cell table:style-name="ce19" office:value-type="float" office:value="4722352" calcext:value-type="float">
            <text:p>4,722,352</text:p>
          </table:table-cell>
          <table:table-cell table:style-name="ce19" office:value-type="float" office:value="4634863" calcext:value-type="float">
            <text:p>4,634,863</text:p>
          </table:table-cell>
          <table:table-cell table:style-name="ce19" office:value-type="float" office:value="4526673" calcext:value-type="float">
            <text:p>4,526,673</text:p>
          </table:table-cell>
          <table:table-cell table:style-name="ce19" office:value-type="float" office:value="4441031" calcext:value-type="float">
            <text:p>4,441,031</text:p>
          </table:table-cell>
          <table:table-cell table:style-name="ce19" office:value-type="float" office:value="4409273" calcext:value-type="float">
            <text:p>4,409,273</text:p>
          </table:table-cell>
          <table:table-cell table:style-name="ce19" office:value-type="float" office:value="4394682" calcext:value-type="float">
            <text:p>4,394,682</text:p>
          </table:table-cell>
          <table:table-cell table:style-name="ce19" office:value-type="float" office:value="4400429" calcext:value-type="float">
            <text:p>4,400,429</text:p>
          </table:table-cell>
          <table:table-cell table:style-name="ce19" office:value-type="float" office:value="4400362" calcext:value-type="float">
            <text:p>4,400,362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>
            <text:p>.<text:span text:style-name="T1">70 to 74 years</text:span></text:p>
          </table:table-cell>
          <table:table-cell table:style-name="ce19" office:value-type="float" office:value="3831425" calcext:value-type="float">
            <text:p>3,831,425</text:p>
          </table:table-cell>
          <table:table-cell table:style-name="ce19" office:value-type="float" office:value="3811416" calcext:value-type="float">
            <text:p>3,811,416</text:p>
          </table:table-cell>
          <table:table-cell table:style-name="ce19" office:value-type="float" office:value="3801419" calcext:value-type="float">
            <text:p>3,801,419</text:p>
          </table:table-cell>
          <table:table-cell table:style-name="ce19" office:value-type="float" office:value="3832659" calcext:value-type="float">
            <text:p>3,832,659</text:p>
          </table:table-cell>
          <table:table-cell table:style-name="ce19" office:value-type="float" office:value="3865615" calcext:value-type="float">
            <text:p>3,865,615</text:p>
          </table:table-cell>
          <table:table-cell table:style-name="ce19" office:value-type="float" office:value="3893772" calcext:value-type="float">
            <text:p>3,893,772</text:p>
          </table:table-cell>
          <table:table-cell table:style-name="ce19" office:value-type="float" office:value="3905318" calcext:value-type="float">
            <text:p>3,905,318</text:p>
          </table:table-cell>
          <table:table-cell table:style-name="ce19" office:value-type="float" office:value="3902969" calcext:value-type="float">
            <text:p>3,902,969</text:p>
          </table:table-cell>
          <table:table-cell table:style-name="ce19" office:value-type="float" office:value="3902912" calcext:value-type="float">
            <text:p>3,902,912</text:p>
          </table:table-cell>
          <table:table-cell table:formula="of:=SUM([.J34:.J44])" office:value-type="float" office:value="90702001" calcext:value-type="float">
            <text:p>90702001</text:p>
          </table:table-cell>
          <table:table-cell table:formula="of:=[.K44]/[.$J$5]" office:value-type="float" office:value="0.322299007526443" calcext:value-type="float">
            <text:p>0.3222990075</text:p>
          </table:table-cell>
          <table:table-cell table:number-columns-repeated="1012"/>
        </table:table-row>
        <table:table-row table:style-name="ro6">
          <table:table-cell table:style-name="ce6" office:value-type="string" calcext:value-type="string">
            <text:p>.<text:span text:style-name="T1">75 to 79 years</text:span></text:p>
          </table:table-cell>
          <table:table-cell table:style-name="ce19" office:value-type="float" office:value="3119130" calcext:value-type="float">
            <text:p>3,119,130</text:p>
          </table:table-cell>
          <table:table-cell table:style-name="ce19" office:value-type="float" office:value="3120477" calcext:value-type="float">
            <text:p>3,120,477</text:p>
          </table:table-cell>
          <table:table-cell table:style-name="ce19" office:value-type="float" office:value="3103618" calcext:value-type="float">
            <text:p>3,103,618</text:p>
          </table:table-cell>
          <table:table-cell table:style-name="ce19" office:value-type="float" office:value="3105230" calcext:value-type="float">
            <text:p>3,105,230</text:p>
          </table:table-cell>
          <table:table-cell table:style-name="ce19" office:value-type="float" office:value="3084403" calcext:value-type="float">
            <text:p>3,084,403</text:p>
          </table:table-cell>
          <table:table-cell table:style-name="ce19" office:value-type="float" office:value="3067283" calcext:value-type="float">
            <text:p>3,067,283</text:p>
          </table:table-cell>
          <table:table-cell table:style-name="ce19" office:value-type="float" office:value="3054968" calcext:value-type="float">
            <text:p>3,054,968</text:p>
          </table:table-cell>
          <table:table-cell table:style-name="ce19" office:value-type="float" office:value="3044493" calcext:value-type="float">
            <text:p>3,044,493</text:p>
          </table:table-cell>
          <table:table-cell table:style-name="ce19" office:value-type="float" office:value="3044456" calcext:value-type="float">
            <text:p>3,044,456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>
            <text:p>.<text:span text:style-name="T1">80 to 84 years</text:span></text:p>
          </table:table-cell>
          <table:table-cell table:style-name="ce19" office:value-type="float" office:value="2179201" calcext:value-type="float">
            <text:p>2,179,201</text:p>
          </table:table-cell>
          <table:table-cell table:style-name="ce19" office:value-type="float" office:value="2160188" calcext:value-type="float">
            <text:p>2,160,188</text:p>
          </table:table-cell>
          <table:table-cell table:style-name="ce19" office:value-type="float" office:value="2118291" calcext:value-type="float">
            <text:p>2,118,291</text:p>
          </table:table-cell>
          <table:table-cell table:style-name="ce19" office:value-type="float" office:value="2056302" calcext:value-type="float">
            <text:p>2,056,302</text:p>
          </table:table-cell>
          <table:table-cell table:style-name="ce19" office:value-type="float" office:value="2004336" calcext:value-type="float">
            <text:p>2,004,336</text:p>
          </table:table-cell>
          <table:table-cell table:style-name="ce19" office:value-type="float" office:value="1930410" calcext:value-type="float">
            <text:p>1,930,410</text:p>
          </table:table-cell>
          <table:table-cell table:style-name="ce19" office:value-type="float" office:value="1854262" calcext:value-type="float">
            <text:p>1,854,262</text:p>
          </table:table-cell>
          <table:table-cell table:style-name="ce19" office:value-type="float" office:value="1834916" calcext:value-type="float">
            <text:p>1,834,916</text:p>
          </table:table-cell>
          <table:table-cell table:style-name="ce19" office:value-type="float" office:value="1834897" calcext:value-type="float">
            <text:p>1,834,897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>
            <text:p>.<text:span text:style-name="T1">85 to 89 years</text:span></text:p>
          </table:table-cell>
          <table:table-cell table:style-name="ce19" office:value-type="float" office:value="1148864" calcext:value-type="float">
            <text:p>1,148,864</text:p>
          </table:table-cell>
          <table:table-cell table:style-name="ce19" office:value-type="float" office:value="1088852" calcext:value-type="float">
            <text:p>1,088,852</text:p>
          </table:table-cell>
          <table:table-cell table:style-name="ce19" office:value-type="float" office:value="1032183" calcext:value-type="float">
            <text:p>1,032,183</text:p>
          </table:table-cell>
          <table:table-cell table:style-name="ce19" office:value-type="float" office:value="1003213" calcext:value-type="float">
            <text:p>1,003,213</text:p>
          </table:table-cell>
          <table:table-cell table:style-name="ce19" office:value-type="float" office:value="958679" calcext:value-type="float">
            <text:p>958,679</text:p>
          </table:table-cell>
          <table:table-cell table:style-name="ce19" office:value-type="float" office:value="924912" calcext:value-type="float">
            <text:p>924,912</text:p>
          </table:table-cell>
          <table:table-cell table:style-name="ce19" office:value-type="float" office:value="888504" calcext:value-type="float">
            <text:p>888,504</text:p>
          </table:table-cell>
          <table:table-cell table:style-name="ce19" office:value-type="float" office:value="876514" calcext:value-type="float">
            <text:p>876,514</text:p>
          </table:table-cell>
          <table:table-cell table:style-name="ce19" office:value-type="float" office:value="876501" calcext:value-type="float">
            <text:p>876,501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>
            <text:p>.<text:span text:style-name="T1">90 to 94 years</text:span></text:p>
          </table:table-cell>
          <table:table-cell table:style-name="ce19" office:value-type="float" office:value="424109" calcext:value-type="float">
            <text:p>424,109</text:p>
          </table:table-cell>
          <table:table-cell table:style-name="ce19" office:value-type="float" office:value="400813" calcext:value-type="float">
            <text:p>400,813</text:p>
          </table:table-cell>
          <table:table-cell table:style-name="ce19" office:value-type="float" office:value="373966" calcext:value-type="float">
            <text:p>373,966</text:p>
          </table:table-cell>
          <table:table-cell table:style-name="ce19" office:value-type="float" office:value="349941" calcext:value-type="float">
            <text:p>349,941</text:p>
          </table:table-cell>
          <table:table-cell table:style-name="ce19" office:value-type="float" office:value="328014" calcext:value-type="float">
            <text:p>328,014</text:p>
          </table:table-cell>
          <table:table-cell table:style-name="ce19" office:value-type="float" office:value="307781" calcext:value-type="float">
            <text:p>307,781</text:p>
          </table:table-cell>
          <table:table-cell table:style-name="ce19" office:value-type="float" office:value="287968" calcext:value-type="float">
            <text:p>287,968</text:p>
          </table:table-cell>
          <table:table-cell table:style-name="ce19" office:value-type="float" office:value="282329" calcext:value-type="float">
            <text:p>282,329</text:p>
          </table:table-cell>
          <table:table-cell table:style-name="ce19" office:value-type="float" office:value="282325" calcext:value-type="float">
            <text:p>282,325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>
            <text:p>.<text:span text:style-name="T1">95 to 99 years</text:span></text:p>
          </table:table-cell>
          <table:table-cell table:style-name="ce19" office:value-type="float" office:value="100838" calcext:value-type="float">
            <text:p>100,838</text:p>
          </table:table-cell>
          <table:table-cell table:style-name="ce19" office:value-type="float" office:value="91286" calcext:value-type="float">
            <text:p>91,286</text:p>
          </table:table-cell>
          <table:table-cell table:style-name="ce19" office:value-type="float" office:value="81908" calcext:value-type="float">
            <text:p>81,908</text:p>
          </table:table-cell>
          <table:table-cell table:style-name="ce19" office:value-type="float" office:value="76306" calcext:value-type="float">
            <text:p>76,306</text:p>
          </table:table-cell>
          <table:table-cell table:style-name="ce19" office:value-type="float" office:value="68967" calcext:value-type="float">
            <text:p>68,967</text:p>
          </table:table-cell>
          <table:table-cell table:style-name="ce19" office:value-type="float" office:value="63972" calcext:value-type="float">
            <text:p>63,972</text:p>
          </table:table-cell>
          <table:table-cell table:style-name="ce19" office:value-type="float" office:value="59562" calcext:value-type="float">
            <text:p>59,562</text:p>
          </table:table-cell>
          <table:table-cell table:style-name="ce19" office:value-type="float" office:value="58116" calcext:value-type="float">
            <text:p>58,116</text:p>
          </table:table-cell>
          <table:table-cell table:style-name="ce19" office:value-type="float" office:value="58115" calcext:value-type="float">
            <text:p>58,115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>
            <text:p>.<text:span text:style-name="T1">100 years and over</text:span></text:p>
          </table:table-cell>
          <table:table-cell table:style-name="ce19" office:value-type="float" office:value="14467" calcext:value-type="float">
            <text:p>14,467</text:p>
          </table:table-cell>
          <table:table-cell table:style-name="ce19" office:value-type="float" office:value="13001" calcext:value-type="float">
            <text:p>13,001</text:p>
          </table:table-cell>
          <table:table-cell table:style-name="ce19" office:value-type="float" office:value="11534" calcext:value-type="float">
            <text:p>11,534</text:p>
          </table:table-cell>
          <table:table-cell table:style-name="ce19" office:value-type="float" office:value="10657" calcext:value-type="float">
            <text:p>10,657</text:p>
          </table:table-cell>
          <table:table-cell table:style-name="ce19" office:value-type="float" office:value="10265" calcext:value-type="float">
            <text:p>10,265</text:p>
          </table:table-cell>
          <table:table-cell table:style-name="ce19" office:value-type="float" office:value="10199" calcext:value-type="float">
            <text:p>10,199</text:p>
          </table:table-cell>
          <table:table-cell table:style-name="ce19" office:value-type="float" office:value="10175" calcext:value-type="float">
            <text:p>10,175</text:p>
          </table:table-cell>
          <table:table-cell table:number-columns-repeated="2" table:style-name="ce19" office:value-type="float" office:value="10057" calcext:value-type="float">
            <text:p>10,057</text:p>
          </table:table-cell>
          <table:table-cell table:formula="of:=SUM([.J45:.J50])" office:value-type="float" office:value="6106351" calcext:value-type="float">
            <text:p>6106351</text:p>
          </table:table-cell>
          <table:table-cell table:formula="of:=[.K50]/[.$J$5]" office:value-type="float" office:value="0.0216982078147108" calcext:value-type="float">
            <text:p>0.0216982078</text:p>
          </table:table-cell>
          <table:table-cell table:number-columns-repeated="1012"/>
        </table:table-row>
        <table:table-row table:style-name="ro6">
          <table:table-cell table:style-name="ce6"/>
          <table:table-cell table:style-name="ce19" table:number-columns-repeated="9"/>
          <table:table-cell table:number-columns-repeated="1014"/>
        </table:table-row>
        <table:table-row table:style-name="ro6">
          <table:table-cell table:style-name="ce7" office:value-type="string" calcext:value-type="string">
            <text:p>.<text:span text:style-name="T1">Median age (years)</text:span></text:p>
          </table:table-cell>
          <table:table-cell table:style-name="ce20" office:value-type="float" office:value="35.1211110597435" calcext:value-type="float">
            <text:p>35.1</text:p>
          </table:table-cell>
          <table:table-cell table:style-name="ce20" office:value-type="float" office:value="34.9337688484259" calcext:value-type="float">
            <text:p>34.9</text:p>
          </table:table-cell>
          <table:table-cell table:style-name="ce20" office:value-type="float" office:value="34.721398110496" calcext:value-type="float">
            <text:p>34.7</text:p>
          </table:table-cell>
          <table:table-cell table:style-name="ce20" office:value-type="float" office:value="34.5445910743891" calcext:value-type="float">
            <text:p>34.5</text:p>
          </table:table-cell>
          <table:table-cell table:style-name="ce20" office:value-type="float" office:value="34.3621709666708" calcext:value-type="float">
            <text:p>34.4</text:p>
          </table:table-cell>
          <table:table-cell table:style-name="ce20" office:value-type="float" office:value="34.211400554934" calcext:value-type="float">
            <text:p>34.2</text:p>
          </table:table-cell>
          <table:table-cell table:style-name="ce20" office:value-type="float" office:value="34.0680258922064" calcext:value-type="float">
            <text:p>34.1</text:p>
          </table:table-cell>
          <table:table-cell table:style-name="ce20" office:value-type="float" office:value="34.0355089195322" calcext:value-type="float">
            <text:p>34.0</text:p>
          </table:table-cell>
          <table:table-cell table:style-name="ce20" office:value-type="float" office:value="34.0352630238641" calcext:value-type="float">
            <text:p>34.0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>
            <text:p>FEMALE</text:p>
          </table:table-cell>
          <table:table-cell table:style-name="ce21" office:value-type="float" office:value="151886332" calcext:value-type="float">
            <text:p>151,886,332</text:p>
          </table:table-cell>
          <table:table-cell table:style-name="ce21" office:value-type="float" office:value="150533523" calcext:value-type="float">
            <text:p>150,533,523</text:p>
          </table:table-cell>
          <table:table-cell table:style-name="ce21" office:value-type="float" office:value="149170886" calcext:value-type="float">
            <text:p>149,170,886</text:p>
          </table:table-cell>
          <table:table-cell table:style-name="ce21" office:value-type="float" office:value="147858375" calcext:value-type="float">
            <text:p>147,858,375</text:p>
          </table:table-cell>
          <table:table-cell table:style-name="ce21" office:value-type="float" office:value="146533625" calcext:value-type="float">
            <text:p>146,533,625</text:p>
          </table:table-cell>
          <table:table-cell table:style-name="ce21" office:value-type="float" office:value="145147034" calcext:value-type="float">
            <text:p>145,147,034</text:p>
          </table:table-cell>
          <table:table-cell table:style-name="ce21" office:value-type="float" office:value="143734721" calcext:value-type="float">
            <text:p>143,734,721</text:p>
          </table:table-cell>
          <table:table-cell table:style-name="ce21" office:value-type="float" office:value="143368473" calcext:value-type="float">
            <text:p>143,368,473</text:p>
          </table:table-cell>
          <table:table-cell table:style-name="ce21" office:value-type="float" office:value="143368343" calcext:value-type="float">
            <text:p>143,368,343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>
            <text:p>.<text:span text:style-name="T1">Under 5 years</text:span></text:p>
          </table:table-cell>
          <table:table-cell table:style-name="ce19" office:value-type="float" office:value="9975877" calcext:value-type="float">
            <text:p>9,975,877</text:p>
          </table:table-cell>
          <table:table-cell table:style-name="ce19" office:value-type="float" office:value="9928194" calcext:value-type="float">
            <text:p>9,928,194</text:p>
          </table:table-cell>
          <table:table-cell table:style-name="ce19" office:value-type="float" office:value="9806008" calcext:value-type="float">
            <text:p>9,806,008</text:p>
          </table:table-cell>
          <table:table-cell table:style-name="ce19" office:value-type="float" office:value="9666320" calcext:value-type="float">
            <text:p>9,666,320</text:p>
          </table:table-cell>
          <table:table-cell table:style-name="ce19" office:value-type="float" office:value="9550193" calcext:value-type="float">
            <text:p>9,550,193</text:p>
          </table:table-cell>
          <table:table-cell table:style-name="ce19" office:value-type="float" office:value="9456803" calcext:value-type="float">
            <text:p>9,456,803</text:p>
          </table:table-cell>
          <table:table-cell table:style-name="ce19" office:value-type="float" office:value="9372273" calcext:value-type="float">
            <text:p>9,372,273</text:p>
          </table:table-cell>
          <table:table-cell table:style-name="ce19" office:value-type="float" office:value="9365247" calcext:value-type="float">
            <text:p>9,365,247</text:p>
          </table:table-cell>
          <table:table-cell table:style-name="ce19" office:value-type="float" office:value="9365065" calcext:value-type="float">
            <text:p>9,365,065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>
            <text:p>.<text:span text:style-name="T1">5 to 9 years</text:span></text:p>
          </table:table-cell>
          <table:table-cell table:style-name="ce19" office:value-type="float" office:value="9632542" calcext:value-type="float">
            <text:p>9,632,542</text:p>
          </table:table-cell>
          <table:table-cell table:style-name="ce19" office:value-type="float" office:value="9554553" calcext:value-type="float">
            <text:p>9,554,553</text:p>
          </table:table-cell>
          <table:table-cell table:style-name="ce19" office:value-type="float" office:value="9585414" calcext:value-type="float">
            <text:p>9,585,414</text:p>
          </table:table-cell>
          <table:table-cell table:style-name="ce19" office:value-type="float" office:value="9655602" calcext:value-type="float">
            <text:p>9,655,602</text:p>
          </table:table-cell>
          <table:table-cell table:style-name="ce19" office:value-type="float" office:value="9756786" calcext:value-type="float">
            <text:p>9,756,786</text:p>
          </table:table-cell>
          <table:table-cell table:style-name="ce19" office:value-type="float" office:value="9876970" calcext:value-type="float">
            <text:p>9,876,970</text:p>
          </table:table-cell>
          <table:table-cell table:style-name="ce19" office:value-type="float" office:value="9991247" calcext:value-type="float">
            <text:p>9,991,247</text:p>
          </table:table-cell>
          <table:table-cell table:style-name="ce19" office:value-type="float" office:value="10026376" calcext:value-type="float">
            <text:p>10,026,376</text:p>
          </table:table-cell>
          <table:table-cell table:style-name="ce19" office:value-type="float" office:value="10026228" calcext:value-type="float">
            <text:p>10,026,228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>
            <text:p>.<text:span text:style-name="T1">10 to 14 years</text:span></text:p>
          </table:table-cell>
          <table:table-cell table:style-name="ce19" office:value-type="float" office:value="10064622" calcext:value-type="float">
            <text:p>10,064,622</text:p>
          </table:table-cell>
          <table:table-cell table:style-name="ce19" office:value-type="float" office:value="10185970" calcext:value-type="float">
            <text:p>10,185,970</text:p>
          </table:table-cell>
          <table:table-cell table:style-name="ce19" office:value-type="float" office:value="10312888" calcext:value-type="float">
            <text:p>10,312,888</text:p>
          </table:table-cell>
          <table:table-cell table:style-name="ce19" office:value-type="float" office:value="10345692" calcext:value-type="float">
            <text:p>10,345,692</text:p>
          </table:table-cell>
          <table:table-cell table:style-name="ce19" office:value-type="float" office:value="10302915" calcext:value-type="float">
            <text:p>10,302,915</text:p>
          </table:table-cell>
          <table:table-cell table:style-name="ce19" office:value-type="float" office:value="10192699" calcext:value-type="float">
            <text:p>10,192,699</text:p>
          </table:table-cell>
          <table:table-cell table:style-name="ce19" office:value-type="float" office:value="10055337" calcext:value-type="float">
            <text:p>10,055,337</text:p>
          </table:table-cell>
          <table:table-cell table:style-name="ce19" office:value-type="float" office:value="10008033" calcext:value-type="float">
            <text:p>10,008,033</text:p>
          </table:table-cell>
          <table:table-cell table:style-name="ce19" office:value-type="float" office:value="10007875" calcext:value-type="float">
            <text:p>10,007,875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>
            <text:p>.<text:span text:style-name="T1">15 to 19 years</text:span></text:p>
          </table:table-cell>
          <table:table-cell table:style-name="ce19" office:value-type="float" office:value="10389322" calcext:value-type="float">
            <text:p>10,389,322</text:p>
          </table:table-cell>
          <table:table-cell table:style-name="ce19" office:value-type="float" office:value="10259596" calcext:value-type="float">
            <text:p>10,259,596</text:p>
          </table:table-cell>
          <table:table-cell table:style-name="ce19" office:value-type="float" office:value="10097114" calcext:value-type="float">
            <text:p>10,097,114</text:p>
          </table:table-cell>
          <table:table-cell table:style-name="ce19" office:value-type="float" office:value="9970190" calcext:value-type="float">
            <text:p>9,970,190</text:p>
          </table:table-cell>
          <table:table-cell table:style-name="ce19" office:value-type="float" office:value="9895893" calcext:value-type="float">
            <text:p>9,895,893</text:p>
          </table:table-cell>
          <table:table-cell table:style-name="ce19" office:value-type="float" office:value="9856289" calcext:value-type="float">
            <text:p>9,856,289</text:p>
          </table:table-cell>
          <table:table-cell table:style-name="ce19" office:value-type="float" office:value="9843782" calcext:value-type="float">
            <text:p>9,843,782</text:p>
          </table:table-cell>
          <table:table-cell table:style-name="ce19" office:value-type="float" office:value="9828016" calcext:value-type="float">
            <text:p>9,828,016</text:p>
          </table:table-cell>
          <table:table-cell table:style-name="ce19" office:value-type="float" office:value="9828886" calcext:value-type="float">
            <text:p>9,828,886</text:p>
          </table:table-cell>
          <table:table-cell table:formula="of:=[.J57]+[.J56]+[.J55]+[.J54]" office:value-type="float" office:value="39228054" calcext:value-type="float">
            <text:p>39228054</text:p>
          </table:table-cell>
          <table:table-cell table:formula="of:=[.K57]/[.$J$5]" office:value-type="float" office:value="0.13939232577012" calcext:value-type="float">
            <text:p>0.1393923258</text:p>
          </table:table-cell>
          <table:table-cell table:number-columns-repeated="1012"/>
        </table:table-row>
        <table:table-row table:style-name="ro6">
          <table:table-cell table:style-name="ce6" office:value-type="string" calcext:value-type="string">
            <text:p>.<text:span text:style-name="T1">20 to 24 years</text:span></text:p>
          </table:table-cell>
          <table:table-cell table:style-name="ce19" office:value-type="float" office:value="10201150" calcext:value-type="float">
            <text:p>10,201,150</text:p>
          </table:table-cell>
          <table:table-cell table:style-name="ce19" office:value-type="float" office:value="10194765" calcext:value-type="float">
            <text:p>10,194,765</text:p>
          </table:table-cell>
          <table:table-cell table:style-name="ce19" office:value-type="float" office:value="10173407" calcext:value-type="float">
            <text:p>10,173,407</text:p>
          </table:table-cell>
          <table:table-cell table:style-name="ce19" office:value-type="float" office:value="10086552" calcext:value-type="float">
            <text:p>10,086,552</text:p>
          </table:table-cell>
          <table:table-cell table:style-name="ce19" office:value-type="float" office:value="9915527" calcext:value-type="float">
            <text:p>9,915,527</text:p>
          </table:table-cell>
          <table:table-cell table:style-name="ce19" office:value-type="float" office:value="9677183" calcext:value-type="float">
            <text:p>9,677,183</text:p>
          </table:table-cell>
          <table:table-cell table:style-name="ce19" office:value-type="float" office:value="9350447" calcext:value-type="float">
            <text:p>9,350,447</text:p>
          </table:table-cell>
          <table:table-cell table:style-name="ce19" office:value-type="float" office:value="9275458" calcext:value-type="float">
            <text:p>9,275,458</text:p>
          </table:table-cell>
          <table:table-cell table:style-name="ce19" office:value-type="float" office:value="9276187" calcext:value-type="float">
            <text:p>9,276,187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>
            <text:p>.<text:span text:style-name="T1">25 to 29 years</text:span></text:p>
          </table:table-cell>
          <table:table-cell table:style-name="ce19" office:value-type="float" office:value="10125210" calcext:value-type="float">
            <text:p>10,125,210</text:p>
          </table:table-cell>
          <table:table-cell table:style-name="ce19" office:value-type="float" office:value="9815380" calcext:value-type="float">
            <text:p>9,815,380</text:p>
          </table:table-cell>
          <table:table-cell table:style-name="ce19" office:value-type="float" office:value="9571758" calcext:value-type="float">
            <text:p>9,571,758</text:p>
          </table:table-cell>
          <table:table-cell table:style-name="ce19" office:value-type="float" office:value="9386954" calcext:value-type="float">
            <text:p>9,386,954</text:p>
          </table:table-cell>
          <table:table-cell table:style-name="ce19" office:value-type="float" office:value="9311110" calcext:value-type="float">
            <text:p>9,311,110</text:p>
          </table:table-cell>
          <table:table-cell table:style-name="ce19" office:value-type="float" office:value="9340388" calcext:value-type="float">
            <text:p>9,340,388</text:p>
          </table:table-cell>
          <table:table-cell table:style-name="ce19" office:value-type="float" office:value="9541020" calcext:value-type="float">
            <text:p>9,541,020</text:p>
          </table:table-cell>
          <table:table-cell table:style-name="ce19" office:value-type="float" office:value="9582695" calcext:value-type="float">
            <text:p>9,582,695</text:p>
          </table:table-cell>
          <table:table-cell table:style-name="ce19" office:value-type="float" office:value="9582576" calcext:value-type="float">
            <text:p>9,582,576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>
            <text:p>.<text:span text:style-name="T1">30 to 34 years</text:span></text:p>
          </table:table-cell>
          <table:table-cell table:style-name="ce19" office:value-type="float" office:value="9726116" calcext:value-type="float">
            <text:p>9,726,116</text:p>
          </table:table-cell>
          <table:table-cell table:style-name="ce19" office:value-type="float" office:value="9942879" calcext:value-type="float">
            <text:p>9,942,879</text:p>
          </table:table-cell>
          <table:table-cell table:style-name="ce19" office:value-type="float" office:value="10137827" calcext:value-type="float">
            <text:p>10,137,827</text:p>
          </table:table-cell>
          <table:table-cell table:style-name="ce19" office:value-type="float" office:value="10275744" calcext:value-type="float">
            <text:p>10,275,744</text:p>
          </table:table-cell>
          <table:table-cell table:style-name="ce19" office:value-type="float" office:value="10330369" calcext:value-type="float">
            <text:p>10,330,369</text:p>
          </table:table-cell>
          <table:table-cell table:style-name="ce19" office:value-type="float" office:value="10296576" calcext:value-type="float">
            <text:p>10,296,576</text:p>
          </table:table-cell>
          <table:table-cell table:style-name="ce19" office:value-type="float" office:value="10201791" calcext:value-type="float">
            <text:p>10,201,791</text:p>
          </table:table-cell>
          <table:table-cell table:style-name="ce19" office:value-type="float" office:value="10188801" calcext:value-type="float">
            <text:p>10,188,801</text:p>
          </table:table-cell>
          <table:table-cell table:style-name="ce19" office:value-type="float" office:value="10188619" calcext:value-type="float">
            <text:p>10,188,619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>
            <text:p>.<text:span text:style-name="T1">35 to 39 years</text:span></text:p>
          </table:table-cell>
          <table:table-cell table:style-name="ce19" office:value-type="float" office:value="10535872" calcext:value-type="float">
            <text:p>10,535,872</text:p>
          </table:table-cell>
          <table:table-cell table:style-name="ce19" office:value-type="float" office:value="10451887" calcext:value-type="float">
            <text:p>10,451,887</text:p>
          </table:table-cell>
          <table:table-cell table:style-name="ce19" office:value-type="float" office:value="10487518" calcext:value-type="float">
            <text:p>10,487,518</text:p>
          </table:table-cell>
          <table:table-cell table:style-name="ce19" office:value-type="float" office:value="10689097" calcext:value-type="float">
            <text:p>10,689,097</text:p>
          </table:table-cell>
          <table:table-cell table:style-name="ce19" office:value-type="float" office:value="10925354" calcext:value-type="float">
            <text:p>10,925,354</text:p>
          </table:table-cell>
          <table:table-cell table:style-name="ce19" office:value-type="float" office:value="11153344" calcext:value-type="float">
            <text:p>11,153,344</text:p>
          </table:table-cell>
          <table:table-cell table:style-name="ce19" office:value-type="float" office:value="11360414" calcext:value-type="float">
            <text:p>11,360,414</text:p>
          </table:table-cell>
          <table:table-cell table:style-name="ce19" office:value-type="float" office:value="11388180" calcext:value-type="float">
            <text:p>11,388,180</text:p>
          </table:table-cell>
          <table:table-cell table:style-name="ce19" office:value-type="float" office:value="11387968" calcext:value-type="float">
            <text:p>11,387,968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>
            <text:p>.<text:span text:style-name="T1">40 to 44 years</text:span></text:p>
          </table:table-cell>
          <table:table-cell table:style-name="ce19" office:value-type="float" office:value="11280796" calcext:value-type="float">
            <text:p>11,280,796</text:p>
          </table:table-cell>
          <table:table-cell table:style-name="ce19" office:value-type="float" office:value="11493231" calcext:value-type="float">
            <text:p>11,493,231</text:p>
          </table:table-cell>
          <table:table-cell table:style-name="ce19" office:value-type="float" office:value="11596628" calcext:value-type="float">
            <text:p>11,596,628</text:p>
          </table:table-cell>
          <table:table-cell table:style-name="ce19" office:value-type="float" office:value="11574814" calcext:value-type="float">
            <text:p>11,574,814</text:p>
          </table:table-cell>
          <table:table-cell table:style-name="ce19" office:value-type="float" office:value="11556827" calcext:value-type="float">
            <text:p>11,556,827</text:p>
          </table:table-cell>
          <table:table-cell table:style-name="ce19" office:value-type="float" office:value="11512030" calcext:value-type="float">
            <text:p>11,512,030</text:p>
          </table:table-cell>
          <table:table-cell table:style-name="ce19" office:value-type="float" office:value="11354171" calcext:value-type="float">
            <text:p>11,354,171</text:p>
          </table:table-cell>
          <table:table-cell table:style-name="ce19" office:value-type="float" office:value="11312928" calcext:value-type="float">
            <text:p>11,312,928</text:p>
          </table:table-cell>
          <table:table-cell table:style-name="ce19" office:value-type="float" office:value="11312761" calcext:value-type="float">
            <text:p>11,312,761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>
            <text:p>.<text:span text:style-name="T1">45 to 49 years</text:span></text:p>
          </table:table-cell>
          <table:table-cell table:style-name="ce19" office:value-type="float" office:value="11535713" calcext:value-type="float">
            <text:p>11,535,713</text:p>
          </table:table-cell>
          <table:table-cell table:style-name="ce19" office:value-type="float" office:value="11383923" calcext:value-type="float">
            <text:p>11,383,923</text:p>
          </table:table-cell>
          <table:table-cell table:style-name="ce19" office:value-type="float" office:value="11207440" calcext:value-type="float">
            <text:p>11,207,440</text:p>
          </table:table-cell>
          <table:table-cell table:style-name="ce19" office:value-type="float" office:value="11035707" calcext:value-type="float">
            <text:p>11,035,707</text:p>
          </table:table-cell>
          <table:table-cell table:style-name="ce19" office:value-type="float" office:value="10798428" calcext:value-type="float">
            <text:p>10,798,428</text:p>
          </table:table-cell>
          <table:table-cell table:style-name="ce19" office:value-type="float" office:value="10512291" calcext:value-type="float">
            <text:p>10,512,291</text:p>
          </table:table-cell>
          <table:table-cell table:style-name="ce19" office:value-type="float" office:value="10267576" calcext:value-type="float">
            <text:p>10,267,576</text:p>
          </table:table-cell>
          <table:table-cell table:style-name="ce19" office:value-type="float" office:value="10203000" calcext:value-type="float">
            <text:p>10,203,000</text:p>
          </table:table-cell>
          <table:table-cell table:style-name="ce19" office:value-type="float" office:value="10202898" calcext:value-type="float">
            <text:p>10,202,898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>
            <text:p>.<text:span text:style-name="T1">50 to 54 years</text:span></text:p>
          </table:table-cell>
          <table:table-cell table:style-name="ce19" office:value-type="float" office:value="10452833" calcext:value-type="float">
            <text:p>10,452,833</text:p>
          </table:table-cell>
          <table:table-cell table:style-name="ce19" office:value-type="float" office:value="10213157" calcext:value-type="float">
            <text:p>10,213,157</text:p>
          </table:table-cell>
          <table:table-cell table:style-name="ce19" office:value-type="float" office:value="9963386" calcext:value-type="float">
            <text:p>9,963,386</text:p>
          </table:table-cell>
          <table:table-cell table:style-name="ce19" office:value-type="float" office:value="9732129" calcext:value-type="float">
            <text:p>9,732,129</text:p>
          </table:table-cell>
          <table:table-cell table:style-name="ce19" office:value-type="float" office:value="9553126" calcext:value-type="float">
            <text:p>9,553,126</text:p>
          </table:table-cell>
          <table:table-cell table:style-name="ce19" office:value-type="float" office:value="9530958" calcext:value-type="float">
            <text:p>9,530,958</text:p>
          </table:table-cell>
          <table:table-cell table:style-name="ce19" office:value-type="float" office:value="9074323" calcext:value-type="float">
            <text:p>9,074,323</text:p>
          </table:table-cell>
          <table:table-cell table:style-name="ce19" office:value-type="float" office:value="8977910" calcext:value-type="float">
            <text:p>8,977,910</text:p>
          </table:table-cell>
          <table:table-cell table:style-name="ce19" office:value-type="float" office:value="8977824" calcext:value-type="float">
            <text:p>8,977,824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>
            <text:p>.<text:span text:style-name="T1">55 to 59 years</text:span></text:p>
          </table:table-cell>
          <table:table-cell table:style-name="ce19" office:value-type="float" office:value="9379154" calcext:value-type="float">
            <text:p>9,379,154</text:p>
          </table:table-cell>
          <table:table-cell table:style-name="ce19" office:value-type="float" office:value="8930053" calcext:value-type="float">
            <text:p>8,930,053</text:p>
          </table:table-cell>
          <table:table-cell table:style-name="ce19" office:value-type="float" office:value="8488209" calcext:value-type="float">
            <text:p>8,488,209</text:p>
          </table:table-cell>
          <table:table-cell table:style-name="ce19" office:value-type="float" office:value="8098571" calcext:value-type="float">
            <text:p>8,098,571</text:p>
          </table:table-cell>
          <table:table-cell table:style-name="ce19" office:value-type="float" office:value="7774809" calcext:value-type="float">
            <text:p>7,774,809</text:p>
          </table:table-cell>
          <table:table-cell table:style-name="ce19" office:value-type="float" office:value="7194099" calcext:value-type="float">
            <text:p>7,194,099</text:p>
          </table:table-cell>
          <table:table-cell table:style-name="ce19" office:value-type="float" office:value="7005676" calcext:value-type="float">
            <text:p>7,005,676</text:p>
          </table:table-cell>
          <table:table-cell table:style-name="ce19" office:value-type="float" office:value="6960590" calcext:value-type="float">
            <text:p>6,960,590</text:p>
          </table:table-cell>
          <table:table-cell table:style-name="ce19" office:value-type="float" office:value="6960508" calcext:value-type="float">
            <text:p>6,960,508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>
            <text:p>.<text:span text:style-name="T1">60 to 64 years</text:span></text:p>
          </table:table-cell>
          <table:table-cell table:style-name="ce19" office:value-type="float" office:value="6983649" calcext:value-type="float">
            <text:p>6,983,649</text:p>
          </table:table-cell>
          <table:table-cell table:style-name="ce19" office:value-type="float" office:value="6801313" calcext:value-type="float">
            <text:p>6,801,313</text:p>
          </table:table-cell>
          <table:table-cell table:style-name="ce19" office:value-type="float" office:value="6591671" calcext:value-type="float">
            <text:p>6,591,671</text:p>
          </table:table-cell>
          <table:table-cell table:style-name="ce19" office:value-type="float" office:value="6344192" calcext:value-type="float">
            <text:p>6,344,192</text:p>
          </table:table-cell>
          <table:table-cell table:style-name="ce19" office:value-type="float" office:value="6029351" calcext:value-type="float">
            <text:p>6,029,351</text:p>
          </table:table-cell>
          <table:table-cell table:style-name="ce19" office:value-type="float" office:value="5822345" calcext:value-type="float">
            <text:p>5,822,345</text:p>
          </table:table-cell>
          <table:table-cell table:style-name="ce19" office:value-type="float" office:value="5693879" calcext:value-type="float">
            <text:p>5,693,879</text:p>
          </table:table-cell>
          <table:table-cell table:style-name="ce19" office:value-type="float" office:value="5668868" calcext:value-type="float">
            <text:p>5,668,868</text:p>
          </table:table-cell>
          <table:table-cell table:style-name="ce19" office:value-type="float" office:value="5668820" calcext:value-type="float">
            <text:p>5,668,820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>
            <text:p>.<text:span text:style-name="T1">65 to 69 years</text:span></text:p>
          </table:table-cell>
          <table:table-cell table:style-name="ce19" office:value-type="float" office:value="5536712" calcext:value-type="float">
            <text:p>5,536,712</text:p>
          </table:table-cell>
          <table:table-cell table:style-name="ce19" office:value-type="float" office:value="5411367" calcext:value-type="float">
            <text:p>5,411,367</text:p>
          </table:table-cell>
          <table:table-cell table:style-name="ce19" office:value-type="float" office:value="5325425" calcext:value-type="float">
            <text:p>5,325,425</text:p>
          </table:table-cell>
          <table:table-cell table:style-name="ce19" office:value-type="float" office:value="5220697" calcext:value-type="float">
            <text:p>5,220,697</text:p>
          </table:table-cell>
          <table:table-cell table:style-name="ce19" office:value-type="float" office:value="5142445" calcext:value-type="float">
            <text:p>5,142,445</text:p>
          </table:table-cell>
          <table:table-cell table:style-name="ce19" office:value-type="float" office:value="5123289" calcext:value-type="float">
            <text:p>5,123,289</text:p>
          </table:table-cell>
          <table:table-cell table:style-name="ce19" office:value-type="float" office:value="5123192" calcext:value-type="float">
            <text:p>5,123,192</text:p>
          </table:table-cell>
          <table:table-cell table:style-name="ce19" office:value-type="float" office:value="5133222" calcext:value-type="float">
            <text:p>5,133,222</text:p>
          </table:table-cell>
          <table:table-cell table:style-name="ce19" office:value-type="float" office:value="5133183" calcext:value-type="float">
            <text:p>5,133,183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>
            <text:p>.<text:span text:style-name="T1">70 to 74 years</text:span></text:p>
          </table:table-cell>
          <table:table-cell table:style-name="ce19" office:value-type="float" office:value="4709865" calcext:value-type="float">
            <text:p>4,709,865</text:p>
          </table:table-cell>
          <table:table-cell table:style-name="ce19" office:value-type="float" office:value="4704877" calcext:value-type="float">
            <text:p>4,704,877</text:p>
          </table:table-cell>
          <table:table-cell table:style-name="ce19" office:value-type="float" office:value="4718257" calcext:value-type="float">
            <text:p>4,718,257</text:p>
          </table:table-cell>
          <table:table-cell table:style-name="ce19" office:value-type="float" office:value="4775253" calcext:value-type="float">
            <text:p>4,775,253</text:p>
          </table:table-cell>
          <table:table-cell table:style-name="ce19" office:value-type="float" office:value="4837098" calcext:value-type="float">
            <text:p>4,837,098</text:p>
          </table:table-cell>
          <table:table-cell table:style-name="ce19" office:value-type="float" office:value="4897874" calcext:value-type="float">
            <text:p>4,897,874</text:p>
          </table:table-cell>
          <table:table-cell table:style-name="ce19" office:value-type="float" office:value="4946627" calcext:value-type="float">
            <text:p>4,946,627</text:p>
          </table:table-cell>
          <table:table-cell table:style-name="ce19" office:value-type="float" office:value="4954564" calcext:value-type="float">
            <text:p>4,954,564</text:p>
          </table:table-cell>
          <table:table-cell table:style-name="ce19" office:value-type="float" office:value="4954529" calcext:value-type="float">
            <text:p>4,954,529</text:p>
          </table:table-cell>
          <table:table-cell table:formula="of:=SUM([.J58:.J68])" office:value-type="float" office:value="93645873" calcext:value-type="float">
            <text:p>93645873</text:p>
          </table:table-cell>
          <table:table-cell table:formula="of:=[.K68]/[.$J$5]" office:value-type="float" office:value="0.332759714163829" calcext:value-type="float">
            <text:p>0.3327597142</text:p>
          </table:table-cell>
          <table:table-cell table:number-columns-repeated="1012"/>
        </table:table-row>
        <table:table-row table:style-name="ro6">
          <table:table-cell table:style-name="ce6" office:value-type="string" calcext:value-type="string">
            <text:p>.<text:span text:style-name="T1">75 to 79 years</text:span></text:p>
          </table:table-cell>
          <table:table-cell table:style-name="ce19" office:value-type="float" office:value="4261897" calcext:value-type="float">
            <text:p>4,261,897</text:p>
          </table:table-cell>
          <table:table-cell table:style-name="ce19" office:value-type="float" office:value="4298451" calcext:value-type="float">
            <text:p>4,298,451</text:p>
          </table:table-cell>
          <table:table-cell table:style-name="ce19" office:value-type="float" office:value="4318393" calcext:value-type="float">
            <text:p>4,318,393</text:p>
          </table:table-cell>
          <table:table-cell table:style-name="ce19" office:value-type="float" office:value="4363829" calcext:value-type="float">
            <text:p>4,363,829</text:p>
          </table:table-cell>
          <table:table-cell table:style-name="ce19" office:value-type="float" office:value="4366721" calcext:value-type="float">
            <text:p>4,366,721</text:p>
          </table:table-cell>
          <table:table-cell table:style-name="ce19" office:value-type="float" office:value="4375976" calcext:value-type="float">
            <text:p>4,375,976</text:p>
          </table:table-cell>
          <table:table-cell table:style-name="ce19" office:value-type="float" office:value="4380745" calcext:value-type="float">
            <text:p>4,380,745</text:p>
          </table:table-cell>
          <table:table-cell table:style-name="ce19" office:value-type="float" office:value="4371417" calcext:value-type="float">
            <text:p>4,371,417</text:p>
          </table:table-cell>
          <table:table-cell table:style-name="ce19" office:value-type="float" office:value="4371357" calcext:value-type="float">
            <text:p>4,371,357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>
            <text:p>.<text:span text:style-name="T1">80 to 84 years</text:span></text:p>
          </table:table-cell>
          <table:table-cell table:style-name="ce19" office:value-type="float" office:value="3486463" calcext:value-type="float">
            <text:p>3,486,463</text:p>
          </table:table-cell>
          <table:table-cell table:style-name="ce19" office:value-type="float" office:value="3480577" calcext:value-type="float">
            <text:p>3,480,577</text:p>
          </table:table-cell>
          <table:table-cell table:style-name="ce19" office:value-type="float" office:value="3440657" calcext:value-type="float">
            <text:p>3,440,657</text:p>
          </table:table-cell>
          <table:table-cell table:style-name="ce19" office:value-type="float" office:value="3361411" calcext:value-type="float">
            <text:p>3,361,411</text:p>
          </table:table-cell>
          <table:table-cell table:style-name="ce19" office:value-type="float" office:value="3305654" calcext:value-type="float">
            <text:p>3,305,654</text:p>
          </table:table-cell>
          <table:table-cell table:style-name="ce19" office:value-type="float" office:value="3217138" calcext:value-type="float">
            <text:p>3,217,138</text:p>
          </table:table-cell>
          <table:table-cell table:style-name="ce19" office:value-type="float" office:value="3132293" calcext:value-type="float">
            <text:p>3,132,293</text:p>
          </table:table-cell>
          <table:table-cell table:style-name="ce19" office:value-type="float" office:value="3110510" calcext:value-type="float">
            <text:p>3,110,510</text:p>
          </table:table-cell>
          <table:table-cell table:style-name="ce19" office:value-type="float" office:value="3110470" calcext:value-type="float">
            <text:p>3,110,470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>
            <text:p>.<text:span text:style-name="T1">85 to 89 years</text:span></text:p>
          </table:table-cell>
          <table:table-cell table:style-name="ce19" office:value-type="float" office:value="2192594" calcext:value-type="float">
            <text:p>2,192,594</text:p>
          </table:table-cell>
          <table:table-cell table:style-name="ce19" office:value-type="float" office:value="2117468" calcext:value-type="float">
            <text:p>2,117,468</text:p>
          </table:table-cell>
          <table:table-cell table:style-name="ce19" office:value-type="float" office:value="2044651" calcext:value-type="float">
            <text:p>2,044,651</text:p>
          </table:table-cell>
          <table:table-cell table:style-name="ce19" office:value-type="float" office:value="2022012" calcext:value-type="float">
            <text:p>2,022,012</text:p>
          </table:table-cell>
          <table:table-cell table:style-name="ce19" office:value-type="float" office:value="1979945" calcext:value-type="float">
            <text:p>1,979,945</text:p>
          </table:table-cell>
          <table:table-cell table:style-name="ce19" office:value-type="float" office:value="1953217" calcext:value-type="float">
            <text:p>1,953,217</text:p>
          </table:table-cell>
          <table:table-cell table:style-name="ce19" office:value-type="float" office:value="1925253" calcext:value-type="float">
            <text:p>1,925,253</text:p>
          </table:table-cell>
          <table:table-cell table:style-name="ce19" office:value-type="float" office:value="1913349" calcext:value-type="float">
            <text:p>1,913,349</text:p>
          </table:table-cell>
          <table:table-cell table:style-name="ce19" office:value-type="float" office:value="1913317" calcext:value-type="float">
            <text:p>1,913,317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>
            <text:p>.<text:span text:style-name="T1">90 to 94 years</text:span></text:p>
          </table:table-cell>
          <table:table-cell table:style-name="ce19" office:value-type="float" office:value="1032737" calcext:value-type="float">
            <text:p>1,032,737</text:p>
          </table:table-cell>
          <table:table-cell table:style-name="ce19" office:value-type="float" office:value="1007401" calcext:value-type="float">
            <text:p>1,007,401</text:p>
          </table:table-cell>
          <table:table-cell table:style-name="ce19" office:value-type="float" office:value="970321" calcext:value-type="float">
            <text:p>970,321</text:p>
          </table:table-cell>
          <table:table-cell table:style-name="ce19" office:value-type="float" office:value="935384" calcext:value-type="float">
            <text:p>935,384</text:p>
          </table:table-cell>
          <table:table-cell table:style-name="ce19" office:value-type="float" office:value="902663" calcext:value-type="float">
            <text:p>902,663</text:p>
          </table:table-cell>
          <table:table-cell table:style-name="ce19" office:value-type="float" office:value="872529" calcext:value-type="float">
            <text:p>872,529</text:p>
          </table:table-cell>
          <table:table-cell table:style-name="ce19" office:value-type="float" office:value="840751" calcext:value-type="float">
            <text:p>840,751</text:p>
          </table:table-cell>
          <table:table-cell table:style-name="ce19" office:value-type="float" office:value="830234" calcext:value-type="float">
            <text:p>830,234</text:p>
          </table:table-cell>
          <table:table-cell table:style-name="ce19" office:value-type="float" office:value="830206" calcext:value-type="float">
            <text:p>830,206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>
            <text:p>.<text:span text:style-name="T1">95 to 99 years</text:span></text:p>
          </table:table-cell>
          <table:table-cell table:style-name="ce19" office:value-type="float" office:value="324001" calcext:value-type="float">
            <text:p>324,001</text:p>
          </table:table-cell>
          <table:table-cell table:style-name="ce19" office:value-type="float" office:value="304367" calcext:value-type="float">
            <text:p>304,367</text:p>
          </table:table-cell>
          <table:table-cell table:style-name="ce19" office:value-type="float" office:value="284968" calcext:value-type="float">
            <text:p>284,968</text:p>
          </table:table-cell>
          <table:table-cell table:style-name="ce19" office:value-type="float" office:value="272476" calcext:value-type="float">
            <text:p>272,476</text:p>
          </table:table-cell>
          <table:table-cell table:style-name="ce19" office:value-type="float" office:value="255656" calcext:value-type="float">
            <text:p>255,656</text:p>
          </table:table-cell>
          <table:table-cell table:style-name="ce19" office:value-type="float" office:value="243202" calcext:value-type="float">
            <text:p>243,202</text:p>
          </table:table-cell>
          <table:table-cell table:style-name="ce19" office:value-type="float" office:value="232644" calcext:value-type="float">
            <text:p>232,644</text:p>
          </table:table-cell>
          <table:table-cell table:style-name="ce19" office:value-type="float" office:value="228678" calcext:value-type="float">
            <text:p>228,678</text:p>
          </table:table-cell>
          <table:table-cell table:style-name="ce19" office:value-type="float" office:value="228669" calcext:value-type="float">
            <text:p>228,669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>
            <text:p>.<text:span text:style-name="T1">100 years and over</text:span></text:p>
          </table:table-cell>
          <table:table-cell table:style-name="ce19" office:value-type="float" office:value="59207" calcext:value-type="float">
            <text:p>59,207</text:p>
          </table:table-cell>
          <table:table-cell table:style-name="ce19" office:value-type="float" office:value="54114" calcext:value-type="float">
            <text:p>54,114</text:p>
          </table:table-cell>
          <table:table-cell table:style-name="ce19" office:value-type="float" office:value="48946" calcext:value-type="float">
            <text:p>48,946</text:p>
          </table:table-cell>
          <table:table-cell table:style-name="ce19" office:value-type="float" office:value="45749" calcext:value-type="float">
            <text:p>45,749</text:p>
          </table:table-cell>
          <table:table-cell table:style-name="ce19" office:value-type="float" office:value="42755" calcext:value-type="float">
            <text:p>42,755</text:p>
          </table:table-cell>
          <table:table-cell table:style-name="ce19" office:value-type="float" office:value="41834" calcext:value-type="float">
            <text:p>41,834</text:p>
          </table:table-cell>
          <table:table-cell table:style-name="ce19" office:value-type="float" office:value="41280" calcext:value-type="float">
            <text:p>41,280</text:p>
          </table:table-cell>
          <table:table-cell table:number-columns-repeated="2" table:style-name="ce19" office:value-type="float" office:value="40397" calcext:value-type="float">
            <text:p>40,397</text:p>
          </table:table-cell>
          <table:table-cell table:formula="of:=SUM([.J69:.J74])" office:value-type="float" office:value="10494416" calcext:value-type="float">
            <text:p>10494416</text:p>
          </table:table-cell>
          <table:table-cell table:formula="of:=[.K74]/[.$J$5]" office:value-type="float" office:value="0.0372906862481416" calcext:value-type="float">
            <text:p>0.0372906862</text:p>
          </table:table-cell>
          <table:table-cell table:number-columns-repeated="1012"/>
        </table:table-row>
        <table:table-row table:style-name="ro6">
          <table:table-cell table:style-name="ce6"/>
          <table:table-cell table:style-name="ce19" table:number-columns-repeated="9"/>
          <table:table-cell table:number-columns-repeated="1014"/>
        </table:table-row>
        <table:table-row table:style-name="ro6">
          <table:table-cell table:style-name="ce7" office:value-type="string" calcext:value-type="string">
            <text:p>.<text:span text:style-name="T1">Median age (years)</text:span></text:p>
          </table:table-cell>
          <table:table-cell table:style-name="ce20" office:value-type="float" office:value="37.708337962836" calcext:value-type="float">
            <text:p>37.7</text:p>
          </table:table-cell>
          <table:table-cell table:style-name="ce20" office:value-type="float" office:value="37.5542453709518" calcext:value-type="float">
            <text:p>37.6</text:p>
          </table:table-cell>
          <table:table-cell table:style-name="ce20" office:value-type="float" office:value="37.3950395991603" calcext:value-type="float">
            <text:p>37.4</text:p>
          </table:table-cell>
          <table:table-cell table:style-name="ce20" office:value-type="float" office:value="37.2303912984351" calcext:value-type="float">
            <text:p>37.2</text:p>
          </table:table-cell>
          <table:table-cell table:style-name="ce20" office:value-type="float" office:value="37.0393801984156" calcext:value-type="float">
            <text:p>37.0</text:p>
          </table:table-cell>
          <table:table-cell table:style-name="ce20" office:value-type="float" office:value="36.8076801346091" calcext:value-type="float">
            <text:p>36.8</text:p>
          </table:table-cell>
          <table:table-cell table:style-name="ce20" office:value-type="float" office:value="36.5704866453385" calcext:value-type="float">
            <text:p>36.6</text:p>
          </table:table-cell>
          <table:table-cell table:style-name="ce20" office:value-type="float" office:value="36.5120359326407" calcext:value-type="float">
            <text:p>36.5</text:p>
          </table:table-cell>
          <table:table-cell table:style-name="ce20" office:value-type="float" office:value="36.5116710305839" calcext:value-type="float">
            <text:p>36.5</text:p>
          </table:table-cell>
          <table:table-cell table:number-columns-repeated="1014"/>
        </table:table-row>
        <table:table-row table:style-name="ro4">
          <table:table-cell table:style-name="ce9" office:value-type="string" calcext:value-type="string" table:number-columns-spanned="10" table:number-rows-spanned="1">
            <text:p>Note: The April 1, 2000 Population Estimates base reflects changes to the Census 2000 population from the Count Question Resolution program and geographic program revisions. <text:s/>Median age is calculated based on single year of age.</text:p>
          </table:table-cell>
          <table:covered-table-cell table:number-columns-repeated="9" table:style-name="ce9"/>
          <table:table-cell table:number-columns-repeated="1014"/>
        </table:table-row>
        <table:table-row table:style-name="ro6">
          <table:table-cell table:style-name="ce10" office:value-type="string" calcext:value-type="string" table:number-columns-spanned="10" table:number-rows-spanned="1">
            <text:p>Suggested Citation:</text:p>
          </table:table-cell>
          <table:covered-table-cell table:number-columns-repeated="9" table:style-name="ce10"/>
          <table:table-cell table:number-columns-repeated="1014"/>
        </table:table-row>
        <table:table-row table:style-name="ro2">
          <table:table-cell table:style-name="ce11" office:value-type="string" calcext:value-type="string" table:number-columns-spanned="10" table:number-rows-spanned="1">
            <text:p>Table 1: Annual Estimates of the Population by Five-Year Age Groups and Sex for the United States: April 1, 2000 to July 1, 2006 (NC-EST2006-01)</text:p>
          </table:table-cell>
          <table:covered-table-cell table:number-columns-repeated="9" table:style-name="ce12"/>
          <table:table-cell table:number-columns-repeated="1014"/>
        </table:table-row>
        <table:table-row table:style-name="ro6">
          <table:table-cell table:style-name="ce12" office:value-type="string" calcext:value-type="string" table:number-columns-spanned="10" table:number-rows-spanned="1">
            <text:p>Source: Population Division, U.S. Census Bureau</text:p>
          </table:table-cell>
          <table:covered-table-cell table:number-columns-repeated="9" table:style-name="ce12"/>
          <table:table-cell table:number-columns-repeated="1014"/>
        </table:table-row>
        <table:table-row table:style-name="ro6">
          <table:table-cell table:style-name="ce13" office:value-type="string" calcext:value-type="string" table:number-columns-spanned="10" table:number-rows-spanned="1">
            <text:p>Release Date: May 17, 2007</text:p>
          </table:table-cell>
          <table:covered-table-cell table:number-columns-repeated="9" table:style-name="ce13"/>
          <table:table-cell table:number-columns-repeated="1014"/>
        </table:table-row>
        <table:table-row table:style-name="ro6" table:number-rows-repeated="4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6">
          <table:table-cell office:value-type="string" calcext:value-type="string">
            <text:p>http://www.census.gov/popest/data/national/asrh/2006/tables/NC-EST2006-01.xls</text:p>
          </table:table-cell>
          <table:table-cell table:number-columns-repeated="1023"/>
        </table:table-row>
        <table:table-row table:style-name="ro5" table:number-rows-repeated="1048488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Excel_BuiltIn_Print_Titles" table:base-cell-address="$'Population from 2001 till  to 2006'.$A$1" table:cell-range-address="$'Population from 2001 till  to 2006'.$A$2:.$AMJ$4" table:range-usable-as="repeat-column repeat-row"/>
        </table:named-expressions>
      </table:table>
      <table:table table:name="Population size from 1995 till 2000" table:style-name="ta2">
        <table:table-column table:style-name="co4" table:default-cell-style-name="Default"/>
        <table:table-column table:style-name="co5" table:number-columns-repeated="6" table:default-cell-style-name="Default"/>
        <table:table-row table:style-name="ro6">
          <table:table-cell office:value-type="string" calcext:value-type="string">
            <text:p>ALL RACES</text:p>
          </table:table-cell>
          <table:table-cell office:value-type="float" office:value="2000" calcext:value-type="float">
            <text:p>2000</text:p>
          </table:table-cell>
          <table:table-cell office:value-type="float" office:value="1999" calcext:value-type="float">
            <text:p>1999</text:p>
          </table:table-cell>
          <table:table-cell office:value-type="float" office:value="1998" calcext:value-type="float">
            <text:p>1998</text:p>
          </table:table-cell>
          <table:table-cell office:value-type="float" office:value="1997" calcext:value-type="float">
            <text:p>1997</text:p>
          </table:table-cell>
          <table:table-cell office:value-type="float" office:value="1996" calcext:value-type="float">
            <text:p>1996</text:p>
          </table:table-cell>
          <table:table-cell office:value-type="float" office:value="1995" calcext:value-type="float">
            <text:p>1995</text:p>
          </table:table-cell>
        </table:table-row>
        <table:table-row table:style-name="ro6">
          <table:table-cell office:value-type="string" calcext:value-type="string">
            <text:p>Population</text:p>
          </table:table-cell>
          <table:table-cell office:value-type="float" office:value="276059" calcext:value-type="float">
            <text:p>276059</text:p>
          </table:table-cell>
          <table:table-cell office:value-type="float" office:value="272691" calcext:value-type="float">
            <text:p>272691</text:p>
          </table:table-cell>
          <table:table-cell office:value-type="float" office:value="270248" calcext:value-type="float">
            <text:p>270248</text:p>
          </table:table-cell>
          <table:table-cell office:value-type="float" office:value="267784" calcext:value-type="float">
            <text:p>267784</text:p>
          </table:table-cell>
          <table:table-cell office:value-type="float" office:value="265229" calcext:value-type="float">
            <text:p>265229</text:p>
          </table:table-cell>
          <table:table-cell office:value-type="float" office:value="262803" calcext:value-type="float">
            <text:p>262803</text:p>
          </table:table-cell>
        </table:table-row>
        <table:table-row table:style-name="ro6">
          <table:table-cell office:value-type="string" calcext:value-type="string">
            <text:p>Median Age (years)</text:p>
          </table:table-cell>
          <table:table-cell office:value-type="float" office:value="35.9" calcext:value-type="float">
            <text:p>35.9</text:p>
          </table:table-cell>
          <table:table-cell office:value-type="float" office:value="35.5" calcext:value-type="float">
            <text:p>35.5</text:p>
          </table:table-cell>
          <table:table-cell office:value-type="float" office:value="35.2" calcext:value-type="float">
            <text:p>35.2</text:p>
          </table:table-cell>
          <table:table-cell office:value-type="float" office:value="34.9" calcext:value-type="float">
            <text:p>34.9</text:p>
          </table:table-cell>
          <table:table-cell office:value-type="float" office:value="34.7" calcext:value-type="float">
            <text:p>34.7</text:p>
          </table:table-cell>
          <table:table-cell office:value-type="float" office:value="34.3" calcext:value-type="float">
            <text:p>34.3</text:p>
          </table:table-cell>
        </table:table-row>
        <table:table-row table:style-name="ro6">
          <table:table-cell office:value-type="string" calcext:value-type="string">
            <text:p>Mean Age (years)</text:p>
          </table:table-cell>
          <table:table-cell office:value-type="float" office:value="36.6" calcext:value-type="float">
            <text:p>36.6</text:p>
          </table:table-cell>
          <table:table-cell office:value-type="float" office:value="36.4" calcext:value-type="float">
            <text:p>36.4</text:p>
          </table:table-cell>
          <table:table-cell office:value-type="float" office:value="36.2" calcext:value-type="float">
            <text:p>36.2</text:p>
          </table:table-cell>
          <table:table-cell office:value-type="float" office:value="36.1" calcext:value-type="float">
            <text:p>36.1</text:p>
          </table:table-cell>
          <table:table-cell office:value-type="float" office:value="35.9" calcext:value-type="float">
            <text:p>35.9</text:p>
          </table:table-cell>
          <table:table-cell office:value-type="float" office:value="35.8" calcext:value-type="float">
            <text:p>35.8</text:p>
          </table:table-cell>
        </table:table-row>
        <table:table-row table:style-name="ro6">
          <table:table-cell office:value-type="string" calcext:value-type="string">
            <text:p>Male Population</text:p>
          </table:table-cell>
          <table:table-cell office:value-type="float" office:value="134979" calcext:value-type="float">
            <text:p>134979</text:p>
          </table:table-cell>
          <table:table-cell office:value-type="float" office:value="133277" calcext:value-type="float">
            <text:p>133277</text:p>
          </table:table-cell>
          <table:table-cell office:value-type="float" office:value="132030" calcext:value-type="float">
            <text:p>132030</text:p>
          </table:table-cell>
          <table:table-cell office:value-type="float" office:value="130783" calcext:value-type="float">
            <text:p>130783</text:p>
          </table:table-cell>
          <table:table-cell office:value-type="float" office:value="129504" calcext:value-type="float">
            <text:p>129504</text:p>
          </table:table-cell>
          <table:table-cell office:value-type="float" office:value="128294" calcext:value-type="float">
            <text:p>128294</text:p>
          </table:table-cell>
        </table:table-row>
        <table:table-row table:style-name="ro6">
          <table:table-cell office:value-type="string" calcext:value-type="string">
            <text:p>Female Population. </text:p>
          </table:table-cell>
          <table:table-cell office:value-type="float" office:value="141080" calcext:value-type="float">
            <text:p>141080</text:p>
          </table:table-cell>
          <table:table-cell office:value-type="float" office:value="139414" calcext:value-type="float">
            <text:p>139414</text:p>
          </table:table-cell>
          <table:table-cell office:value-type="float" office:value="138218" calcext:value-type="float">
            <text:p>138218</text:p>
          </table:table-cell>
          <table:table-cell office:value-type="float" office:value="137001" calcext:value-type="float">
            <text:p>137001</text:p>
          </table:table-cell>
          <table:table-cell office:value-type="float" office:value="135724" calcext:value-type="float">
            <text:p>135724</text:p>
          </table:table-cell>
          <table:table-cell office:value-type="float" office:value="134510" calcext:value-type="float">
            <text:p>134510</text:p>
          </table:table-cell>
        </table:table-row>
        <table:table-row table:style-name="ro6">
          <table:table-cell table:number-columns-repeated="7"/>
        </table:table-row>
        <table:table-row table:style-name="ro6">
          <table:table-cell office:value-type="string" calcext:value-type="string">
            <text:p>Numbers in thousands</text:p>
          </table:table-cell>
          <table:table-cell table:number-columns-repeated="6"/>
        </table:table-row>
        <table:table-row table:style-name="ro6" table:number-rows-repeated="3">
          <table:table-cell table:number-columns-repeated="7"/>
        </table:table-row>
        <table:table-row table:style-name="ro6">
          <table:table-cell office:value-type="string" calcext:value-type="string">
            <text:p>http://www.census.gov/popest/data/national/totals/1990s/tables/nat-srh.txt</text:p>
          </table:table-cell>
          <table:table-cell table:number-columns-repeated="6"/>
        </table:table-row>
        <table:table-row table:style-name="ro6" table:number-rows-repeated="1048563">
          <table:table-cell table:number-columns-repeated="7"/>
        </table:table-row>
        <table:table-row table:style-name="ro6">
          <table:table-cell table:number-columns-repeated="7"/>
        </table:table-row>
      </table:table>
      <table:table table:name="GlobalDeathRates" table:style-name="ta2">
        <table:table-column table:style-name="co5" table:number-columns-repeated="5" table:default-cell-style-name="Default"/>
        <table:table-row table:style-name="ro6">
          <table:table-cell office:value-type="string" calcext:value-type="string">
            <text:p>CM</text:p>
          </table:table-cell>
          <table:table-cell table:formula="of:=0.034+0.017+0.021+0.069" office:value-type="float" office:value="0.141" calcext:value-type="float">
            <text:p>0.141</text:p>
          </table:table-cell>
          <table:table-cell table:formula="of:=[.B1]/100" office:value-type="float" office:value="0.00141" calcext:value-type="float">
            <text:p>0.00141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CF</text:p>
          </table:table-cell>
          <table:table-cell table:formula="of:=[.B1]" office:value-type="float" office:value="0.141" calcext:value-type="float">
            <text:p>0.141</text:p>
          </table:table-cell>
          <table:table-cell table:formula="of:=[.B2]/100" office:value-type="float" office:value="0.00141" calcext:value-type="float">
            <text:p>0.00141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RM</text:p>
          </table:table-cell>
          <table:table-cell table:formula="of:=0.093+0.0108+0.199+0.427+1.021+2.484" office:value-type="float" office:value="4.2348" calcext:value-type="float">
            <text:p>4.2348</text:p>
          </table:table-cell>
          <table:table-cell table:formula="of:=[.B3]/100" office:value-type="float" office:value="0.042348" calcext:value-type="float">
            <text:p>0.042348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RF</text:p>
          </table:table-cell>
          <table:table-cell table:formula="of:=[.B3]" office:value-type="float" office:value="4.2348" calcext:value-type="float">
            <text:p>4.2348</text:p>
          </table:table-cell>
          <table:table-cell table:formula="of:=[.B4]/100" office:value-type="float" office:value="0.042348" calcext:value-type="float">
            <text:p>0.042348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SM</text:p>
          </table:table-cell>
          <table:table-cell table:formula="of:=5.751+15.475" office:value-type="float" office:value="21.226" calcext:value-type="float">
            <text:p>21.226</text:p>
          </table:table-cell>
          <table:table-cell table:formula="of:=[.B5]/100" office:value-type="float" office:value="0.21226" calcext:value-type="float">
            <text:p>0.21226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SF</text:p>
          </table:table-cell>
          <table:table-cell table:formula="of:=[.B5]" office:value-type="float" office:value="21.226" calcext:value-type="float">
            <text:p>21.226</text:p>
          </table:table-cell>
          <table:table-cell table:formula="of:=[.B6]/100" office:value-type="float" office:value="0.21226" calcext:value-type="float">
            <text:p>0.21226</text:p>
          </table:table-cell>
          <table:table-cell/>
          <table:table-cell office:value-type="string" calcext:value-type="string">
            <text:p>http://www.rightdiagnosis.com/death/overview.htm</text:p>
          </table:table-cell>
        </table:table-row>
      </table:table>
      <table:named-expressions>
        <table:named-range table:name="NC_01" table:base-cell-address="$'Population from 2001 till  to 2006'.$A$1" table:cell-range-address="$'Population from 2001 till  to 2006'.$A$4:.$J$7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S Sans Serif" svg:font-family="'MS Sans Serif'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4P2" style:volatile="true">
      <number:text> </number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25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 $</number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6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6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7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7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date-style style:name="N132">
      <number:month number:style="long" number:textual="true"/>
      <number:text> </number:text>
      <number:day/>
      <number:text>, </number:text>
      <number:year number:style="long"/>
    </number:date-style>
    <number:number-style style:name="N133">
      <number:number number:decimal-places="1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0.028in" style:rotation-align="none"/>
      <style:text-properties style:font-name="MS Sans Serif" fo:font-family="'MS Sans Serif'" style:font-name-asian="Droid Sans Fallback" style:font-family-asian="'Droid Sans Fallback'" style:font-family-generic-asian="system" style:font-pitch-asian="variable" style:font-name-complex="MS Sans Serif" style:font-family-complex="'MS Sans Serif'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5in" fo:margin-left="0.25in" fo:margin-right="0.25in" style:first-page-number="continue" style:scale-to="100%" style:writing-mode="lr-tb"/>
      <style:header-style>
        <style:header-footer-properties fo:min-height="0.2953in" fo:margin-left="0.498in" fo:margin-right="0.498in" fo:margin-bottom="0in"/>
      </style:header-style>
      <style:footer-style>
        <style:header-footer-properties fo:min-height="0.2953in" fo:margin-left="0.498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C_5f_01" style:display-name="PageStyle_NC_01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7-04-26T13:46:19</meta:creation-date>
    <dc:date>2016-01-22T19:34:14.855560579</dc:date>
    <meta:generator>LibreOffice/4.2.8.2$Linux_X86_64 LibreOffice_project/420m0$Build-2</meta:generator>
    <meta:editing-duration>P0D</meta:editing-duration>
    <meta:editing-cycles>1</meta:editing-cycles>
    <meta:document-statistic meta:table-count="3" meta:cell-count="786" meta:object-count="0"/>
  </office:meta>
</office:document-meta>
</file>